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break-before="page">
        <style:tab-stops>
          <style:tab-stop style:position="5.533cm"/>
        </style:tab-stops>
      </style:paragraph-properties>
    </style:style>
    <style:style style:name="P4" style:family="paragraph" style:parent-style-name="Heading_20_1" style:master-page-name="MP0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Normal">
      <style:paragraph-properties fo:margin-left="0cm" fo:margin-right="0cm" fo:text-indent="0.635cm" style:auto-text-indent="false"/>
      <style:text-properties officeooo:paragraph-rsid="0010271d"/>
    </style:style>
    <style:style style:name="P7" style:family="paragraph" style:parent-style-name="Normal">
      <style:paragraph-properties fo:margin-left="0cm" fo:margin-right="0cm" fo:text-indent="0.635cm" style:auto-text-indent="false"/>
      <style:text-properties officeooo:paragraph-rsid="0011cec8"/>
    </style:style>
    <style:style style:name="P8" style:family="paragraph" style:parent-style-name="Normal">
      <style:paragraph-properties fo:margin-left="0cm" fo:margin-right="0cm" fo:text-indent="0.635cm" style:auto-text-indent="false"/>
      <style:text-properties officeooo:paragraph-rsid="0012db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l" fo:country="GR" style:language-asian="el" style:country-asian="GR" style:language-complex="el" style:country-complex="GR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" style:family="text">
      <style:text-properties officeooo:rsid="0012dbe3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officeooo:rsid="0012dbe3"/>
    </style:style>
    <style:style style:name="T9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10" style:family="text">
      <style:text-properties style:text-line-through-style="solid" style:text-line-through-type="single" style:text-underline-style="solid" style:text-underline-width="auto" style:text-underline-color="font-color" officeooo:rsid="0012dbe3"/>
    </style:style>
    <style:style style:name="T11" style:family="text">
      <style:text-properties style:text-line-through-style="solid" style:text-line-through-type="single" style:text-underline-style="none"/>
    </style:style>
    <style:style style:name="T12" style:family="text">
      <style:text-properties style:text-line-through-style="solid" style:text-line-through-type="single" style:text-underline-style="none" officeooo:rsid="0012dbe3"/>
    </style:style>
    <style:style style:name="T13" style:family="text">
      <style:text-properties style:text-line-through-style="none" style:text-line-through-type="none" style:text-underline-style="none"/>
    </style:style>
    <style:style style:name="T14" style:family="text">
      <style:text-properties style:text-line-through-style="none" style:text-line-through-type="none" style:text-underline-style="none" officeooo:rsid="0012db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bookmark0"/><text:span text:style-name="Default_20_Paragraph_20_Font">GALENI DE VENAE SECTIONE ADVERSVS<text:line-break/>ERASISTRATEOS ROMAE DEGENTES.</text:span><text:bookmark-end text:name="bookmark0"/></text:h>
      <text:h text:style-name="Heading_20_2" text:outline-level="2">Cap. I. </text:h>
      <text:p text:style-name="P6">Quum Romam primum appulissem, com-<text:line-break/>peri quosdam medicos, qui a venae <text:span text:style-name="Default_20_Paragraph_20_Font"><text:span text:style-name="T2">t</text:span></text:span>ectione tantum abhor-<text:line-break/>rebant, ut. quum aliquando homo propter plenitudinem prae-<text:line-break/>iocaretur, nequaquam tum hoc auxilio uterentur, Quandam<text:line-break/>etiam mulierculam aetate prope viginti uniusque annorum,<text:line-break/>quae ex menstruae purgationis suppressione faciem rubicun-<text:line-break/>dam habebat tussiebatque paululum et difficile jam spirabat,<text:line-break/>illi artus ipsius laneis vinculis leviter excipiebant et inediam<text:line-break/>subire jubebant, venam autem non secabant nosque secare</text:p>
      <text:p text:style-name="P1">prohibebant. Quia vero domesticis ipsius mulieris familiares<text:line-break/>erant et aetate superiores, iis major est habita fides. Illis<text:line-break/>quidem venae sectionem deinceps suadere non conatus sum,<text:line-break/>sed interrogavi num mihi liceret sanguinem per uterum r e-<text:line-break/>mediis id efficiendi facultatem habentibus provocare : quod<text:line-break/>quum concessissent, promte compertam familiarem ipsius ae-<text:line-break/>grotae obstetricem ad eorum usum exhortatus sum. Verum<text:line-break/>haec remediis hujusmodi, quo tempore decebat, fe usum<text:line-break/>fuisse narrabat,^ quando menstrua purgatio in expectatione<text:line-break/>erat, recitabatque medicamenta quae mulieri admovisset<text:line-break/>probata esse omnia, adeo ut nemo eorum imbecillitate rerre-<text:line-break/>dium esse irritum arbitratus siti Quum igitur ego istis aufcul-<text:line-break/>tarem, atque etiamnum fuppressionis sanguinis quartum<text:line-break/>menfem c<text:span text:style-name="Default_20_Paragraph_20_Font"><text:span text:style-name="T2">o</text:span></text:span>mpletum esse animadverterem, rursum cum me-<text:line-break/>dicis colloquutus, ut ad venae lectionem sese conferrent eis<text:line-break/>persuadere conabar. Quum autem noluissent, obse<text:span text:style-name="Default_20_Paragraph_20_Font"><text:span text:style-name="T2">r</text:span></text:span>vabam<text:line-break/>i stupidus an per uterum vacuare supervacaneum sanguinem<text:line-break/>studerent, apertis videlicet venis quae illic sunt multis, an</text:p>
      <text:p text:style-name="P2">ver<text:span text:style-name="Default_20_Paragraph_20_Font"><text:span text:style-name="T2">o</text:span></text:span> secta altera quadam vena noxiam fore vacnati<text:span text:style-name="Default_20_Paragraph_20_Font"><text:span text:style-name="T2">o</text:span></text:span>nem<text:line-break/>arbitrarentur, At iis proferentibus inedia sola vacuari posse<text:line-break/>exuperantem sanguinem, etiam citra auxilii ejusmodi cele-<text:line-break/>litationem tacitus discedebam; nihil sperans mulieri tum<text:line-break/>propter tussim tum propter spirandi difficultatem profatu-. t<text:line-break/>rutu. Aut enim sanguinem sputo ejecturam ipsam e thorace<text:line-break/>vel pulm<text:span text:style-name="Default_20_Paragraph_20_Font"><text:span text:style-name="T2">o</text:span></text:span>ne, vase rupto, aut omnino synanchicam vel pleu-<text:line-break/>riticam vel peripneumonicam fore praesagiebam , optabam-<text:line-break/>que magis; veluti in malorum electione, pleuriticam fieri -<text:line-break/>mulierem, veritus issi tum in angina et peripneumoniaperi-<text:line-break/>culi celeritatem, tum ex rupto pulmonis vase lethale vul-<text:line-break/>nus, quod etiam obortum est. Dum enim ipsa tussiret vehes.<text:line-break/>mentius, sanguis sursum educebatur, atque jam etiam vul-<text:line-break/>gares non pauci c<text:span text:style-name="Default_20_Paragraph_20_Font"><text:span text:style-name="T2">o</text:span></text:span>nquerebantur de medicis, quod virum<text:line-break/>mulierculae venam secare prohibuissent, sperabantque omni-<text:line-break/>no, effi non ante, saltem tunc temporis verecundia ductos<text:line-break/>ipsus hoc auxilium concessur<text:span text:style-name="Default_20_Paragraph_20_Font"><text:span text:style-name="T2">o</text:span></text:span>s. Quum autem tunc haud con-<text:line-break/>cedereut, sed et artuum vincula vehementius constringere</text:p>
      <text:p text:style-name="P2">ec pe<text:span text:style-name="Default_20_Paragraph_20_Font"><text:span text:style-name="T2">r</text:span></text:span> uterum menstrua provocare et inediae mulie<text:span text:style-name="Default_20_Paragraph_20_Font"><text:span text:style-name="T2">r</text:span></text:span>em.ln-<text:line-break/>cumbere juherent, ego et ob virorum aetatem et celebrita-<text:line-break/>tem, ut me nihil peractu<text:span text:style-name="Default_20_Paragraph_20_Font"><text:span text:style-name="T2">r</text:span></text:span>um credens discessi. Mulie<text:span text:style-name="Default_20_Paragraph_20_Font"><text:span text:style-name="T2">r</text:span></text:span> au-<text:line-break/>tem non multo post tempore insanabili spirandi difficultate<text:line-break/>correpta interiit. Synanchici praeterea quoque ab iis ipsis<text:line-break/>medicis, quod venam secari vetuissent, celerite<text:span text:style-name="Default_20_Paragraph_20_Font"><text:span text:style-name="T2">r</text:span></text:span> occubuerunt.<text:line-break/>Imo et alium quendam, qui pe<text:span text:style-name="Default_20_Paragraph_20_Font"><text:span text:style-name="T2">r</text:span></text:span> totam hiemem sine exerci-<text:line-break/>tirs repletus fuerat, veris tempestate adeo rubentes oculos<text:line-break/>habentem univeriamque famem, quemadmodum si quis de-<text:line-break/>misso in ter<text:span text:style-name="Default_20_Paragraph_20_Font"><text:span text:style-name="T2">r</text:span></text:span>am capite protentisque in altum cruribus, hac<text:line-break/>in figu<text:span text:style-name="Default_20_Paragraph_20_Font"><text:span text:style-name="T2">r</text:span></text:span>a diu mo<text:span text:style-name="Default_20_Paragraph_20_Font"><text:span text:style-name="T2">r</text:span></text:span>atus fuerit, quintus sues prae spirandi diffi-<text:line-break/>cultate suffocavit. Ad haec quartam mulierem non pauco<text:line-break/>tempore menstrua pu<text:span text:style-name="Default_20_Paragraph_20_Font"><text:span text:style-name="T2">r</text:span></text:span>gatione suppressa labo<text:span text:style-name="Default_20_Paragraph_20_Font"><text:span text:style-name="T2">r</text:span></text:span>antem eodem<text:line-break/>modo ad mortem prope deduxerunt isti venae sectionis sic-<text:line-break/>stes, qui tribus quidem primis diebus eam jejunam <text:span text:style-name="Default_20_Paragraph_20_Font"><text:span text:style-name="T2">r</text:span></text:span>eti<text:span text:style-name="Default_20_Paragraph_20_Font"><text:span text:style-name="T2">n</text:span></text:span>ue-<text:line-break/>runt, quum febris ipsi esset continua, qua<text:span text:style-name="Default_20_Paragraph_20_Font"><text:span text:style-name="T2">r</text:span></text:span>to ve<text:span text:style-name="Default_20_Paragraph_20_Font"><text:span text:style-name="T2">r</text:span></text:span>o pauxillum<text:line-break/>quid sorbitionis exhibuerunt, quinto post rursum cibis eam<text:line-break/>non uti impe<text:span text:style-name="Default_20_Paragraph_20_Font"><text:span text:style-name="T2">r</text:span></text:span>arunt, quo tempore ipfa vehementius exacer-</text:p>
      <text:p text:style-name="P2">batadelira prosiliebat et per januam vociferans foras cuire-<text:line-break/>bat, xixque ipsam astantes retinere potuerunt. Verum eam<text:line-break/>natura effuso e naribus c<text:span text:style-name="Default_20_Paragraph_20_Font"><text:span text:style-name="T2">o</text:span></text:span>pioso sa<text:span text:style-name="Default_20_Paragraph_20_Font"><text:span text:style-name="T2">n</text:span></text:span>guine servarit. Atque li-<text:line-break/>cebat admirari, ac- simul edsscere quantam vim habeat ad<text:line-break/>ejusmodi affectum curationem sanguinis detracti<text:span text:style-name="Default_20_Paragraph_20_Font"><text:span text:style-name="T2">o</text:span></text:span>, quam-<text:line-break/>primum enim post sanguinis per nares eductionem mulier ab<text:line-break/>omnibus symptomatis liberata esu Prius itaque veritus eram<text:line-break/>sermones inire cum medicis, c<text:span text:style-name="Default_20_Paragraph_20_Font"><text:span text:style-name="T2">o</text:span></text:span>niiciens quae qu<text:span text:style-name="Default_20_Paragraph_20_Font"><text:span text:style-name="T2">o</text:span></text:span> venae <text:span text:style-name="Default_20_Paragraph_20_Font"><text:span text:style-name="T2">t</text:span></text:span>e-<text:line-break/>usionis usus prohiberetur dicturi fuissent, sed manifeste<text:line-break/>omnes mulierem sanguinis evacuatione <text:span text:style-name="Default_20_Paragraph_20_Font"><text:span text:style-name="T2">t</text:span></text:span>aleam evasisse cen-<text:line-break/>fueruut. Ipsis in memoriam rev<text:span text:style-name="Default_20_Paragraph_20_Font"><text:span text:style-name="T2">o</text:span></text:span>cari mortu<text:span text:style-name="Default_20_Paragraph_20_Font"><text:span text:style-name="T2">o</text:span></text:span>s, quibus si quis<text:line-break/>sanguinem detraxisset, issi quoque fortassis falci convaluis-<text:line-break/>fent, afferebamque ad haec quasdam rationes. Hi ver<text:span text:style-name="Default_20_Paragraph_20_Font"><text:span text:style-name="T2">o</text:span></text:span> verba<text:line-break/>ultro citroque involventes seipsus implicabant nihllque in-<text:line-break/>ferebant, ied orationi finem imponentes ad Erasistratuur con-<text:line-break/>fugiebant , quem primo de sanguinis eductione libro dice-<text:line-break/>haut declarasse, quod vincire nisos artus quam venam secare<text:line-break/>praestaret. Illum quoque in opere de febribus a principio</text:p>
      <text:p text:style-name="P2">haud meminisse venae sectionis, quamquam eorum omnium<text:line-break/>meminerit, quae in libro de. sanguinis detractione dem o n- .<text:line-break/>straverat. Etenim ridiculus .esset, inquiebant, si praetermissa<text:line-break/>venae sectione in eo praesertim, qui ea indigere videbatur,<text:line-break/>affectu de caeteris deinceps esset dicturus. Imo hunc ipsum<text:line-break/>Erafistratum non solum in tractatu de febribus, verum etiam<text:line-break/>in caeteris omnibus affectibus de venae sectione verba con- -<text:line-break/>licuisse profitebantur. Neque enim in eo qui de alui allecti-,<text:line-break/>bus neque in eo qui de resolutionibus neque in eo qui de<text:line-break/>podagra disserit, imo neque in tractatu de sanitate tuenda<text:line-break/>venae sectione usum fuisse; tametsi copiam sanguinis in. li-<text:line-break/>luis de sanitate tuenda praecipuam morborum esse causam<text:line-break/>noverit. Quum autem ego quae dicebant demirarer ac tan-<text:line-break/>tepere etiamnum ipsius interrogarem; num nunquam venae<text:line-break/>sectione utendum fit, neque etiam si quis peripneumonicus<text:line-break/>fiat aut fyuanche praefocetur; neque si ex menstruae purga-<text:line-break/>tinnis aut haemorrhoidis suppressione in thoracem exule-<text:line-break/>raus fanguis impellatur. Atque ad haec respondebant; aegro-, .</text:p>
      <text:p text:style-name="P1">tus ab Erasistrato in divisionum libris scriptos in medium<text:line-break/>proferentes, ac praesertim inter eos Crito<text:span text:style-name="Default_20_Paragraph_20_Font"><text:span text:style-name="T2">n</text:span></text:span>em ac ex Chio<text:line-break/>puellum. Illi etenim a principio synancbe laboranti, fimul-<text:line-break/>que plethorico existenti, quemadmodum ipsis scriptis prodi-<text:line-break/>dit Erafistratus , huic vero menstruis suppressis ac ducto lu<text:line-break/>pulmo<text:span text:style-name="Default_20_Paragraph_20_Font"><text:span text:style-name="T2">n</text:span></text:span>em redundantis sanguinis impetu, virum haud ve-<text:line-break/>nam secuisse. Quum adhuc illi haec loquerentur, Tensuras<text:line-break/>quidam, meus municeps fimulque condiscipulus, erat autem<text:line-break/>moribus plane ingenuis , Non flectes, inquit, istos unquam<text:line-break/>qui non eo usque temperate sie gerunt, ut eos in memoriam<text:line-break/>revocent qui Erasistrato interiere. Quam enim ob causam,<text:line-break/>- inquit, aliam propositos ab ipsis aegrotos periisse contigit,<text:line-break/>quam quod venae sectionis praetermissum sit auxilium?<text:line-break/>Quam aliam ob causam vacuari ab iis prohibitos ante tempus<text:line-break/>occubuisse ? Et eos deinceps omnes una cum ipsis quos sub-<text:line-break/>ierunt affectibus, quorumque paulo ante memini, nomina-.<text:line-break/>tim ac ordine recensuit, haecque subridens manu me coma<text:line-break/>prehendit attrahensque inritum a medicis abduxit. Postridie</text:p>
      <text:p text:style-name="P2">vero productos in publicum Erafistrati de divisionibus libros<text:line-break/>coram Philosophis omnibus relegit, partim ut demonstraret<text:line-break/>et Critouem et Clien<text:span text:style-name="Default_20_Paragraph_20_Font"><text:span text:style-name="T2">t</text:span></text:span>em puellam per Erasistratum periisse,<text:line-break/>pa<text:span text:style-name="Default_20_Paragraph_20_Font"><text:span text:style-name="T2">r</text:span></text:span>tim ut medicos natu maj<text:span text:style-name="Default_20_Paragraph_20_Font"><text:span text:style-name="T2">o</text:span></text:span>res ad colloquium provocaret.<text:line-break/>Verum illi non accesserunt, rati decertare cum adolescente .<text:line-break/>rem esse sibi deteri<text:span text:style-name="Default_20_Paragraph_20_Font"><text:span text:style-name="T2">o</text:span></text:span>rem<text:span text:style-name="Default_20_Paragraph_20_Font"><text:span text:style-name="T2">i</text:span></text:span> Illo namque tempore pro more<text:line-break/>contigit quotidie ad pr<text:span text:style-name="Default_20_Paragraph_20_Font"><text:span text:style-name="T2">o</text:span></text:span>positas quaesti<text:span text:style-name="Default_20_Paragraph_20_Font"><text:span text:style-name="T2">o</text:span></text:span>nes coram multitudine<text:line-break/>disserere. Quaesitum ergo est a quodam, utrum decenter<text:line-break/>Erasistratus ve<text:span text:style-name="Default_20_Paragraph_20_Font"><text:span text:style-name="T2">n</text:span></text:span>ae sectione usus non suerit. - Hoc pr<text:span text:style-name="Default_20_Paragraph_20_Font"><text:span text:style-name="T2">o</text:span></text:span>blema;<text:line-break/>pr<text:span text:style-name="Default_20_Paragraph_20_Font"><text:span text:style-name="T2">o</text:span></text:span>ut risum est iis qui adera<text:span text:style-name="Default_20_Paragraph_20_Font"><text:span text:style-name="T2">n</text:span></text:span>t, auditoribus utilissimum ex-<text:line-break/>plicaxi<text:span text:style-name="Default_20_Paragraph_20_Font"><text:span text:style-name="T2">d</text:span></text:span> Quamobrem et me Teuthras hortatus est, prolo-<text:line-break/>quuta puerodictare, quem ipse ad me erat missurus. Etenim<text:line-break/>brevi in Iuniam peregrinaturus erat, atque profecturus ea<text:line-break/>pr<text:span text:style-name="Default_20_Paragraph_20_Font"><text:span text:style-name="T2">o</text:span></text:span>rsus habere velle dicebat. Eg<text:span text:style-name="Default_20_Paragraph_20_Font"><text:span text:style-name="T2">o</text:span></text:span> itaque et ab amico per<text:span text:style-name="Default_20_Paragraph_20_Font"><text:span text:style-name="T2">t</text:span></text:span>ua-<text:line-break/><text:span text:style-name="Default_20_Paragraph_20_Font"><text:span text:style-name="T2">t</text:span></text:span>us ftun et orationem dictari. Contigit autem ad plerosque<text:line-break/>librum excidisse smon exuoca sententia ab illo divulgatum.<text:line-break/>Nam oratio non operi, sed auditorio congruenter erat com -<text:line-break/>posita, efflagitante amico ad eum quo enarrata est modum</text:p>
      <text:p text:style-name="P2">sic eam dictaris Quamquam at liber ejusmodi prostet et plo-<text:line-break/>res quam perfectum deceat defectus complectatur, is tamen<text:line-break/>quaedam expectatione majora peregisse videtur. Contrariam<text:line-break/>namque methodum ineuntes omnes qui nunc seipsus Erasi-<text:line-break/>strateos nominant, deinceps cunctis non solum quos paulo<text:line-break/>ante commemoravi, verum etiam quocunque modo febrim-<text:line-break/>tantibus venam incidunt. Quapropter fecundum Stesicho-<text:line-break/>rum videor quandam palinodiam emeruisse, in qua viros<text:line-break/>exhortabor ut in sermonum congressu quantumcunque ve-<text:line-break/>sint decertent et aegrotis ignoscant deposita ea quae in<text:line-break/>utramque portem ruit impetus vehementia. <text:span text:style-name="Default_20_Paragraph_20_Font"><text:span text:style-name="T2">N</text:span></text:span>eque enim<text:line-break/>semper venae sectio prohibenda est neque arbitrandum qui-<text:line-break/>buscunque Erasistratus inediam praescripsit, eos venae sec-<text:line-break/>tione indigere, quod nunc Eresistralei prositentm. Non ta-<text:line-break/>men facilius est omnes qui hoc egeant auxilio dignoscere,<text:line-break/>quemadmodum neque sanguinis mensu<text:span text:style-name="Default_20_Paragraph_20_Font"><text:span text:style-name="T2">r</text:span></text:span>am aut venam iuri-<text:line-break/>dendam opportnnumque tempus invenire. Atque Erafistra-<text:line-break/>tum ipsum ob id opinor in unoquoque affectu adeo illam</text:p>
      <text:p text:style-name="P2">omisisse, praesertimque lu eo qui phlebo tonnam requirebat,<text:line-break/>ut ea uti vetuerit. Imo, inquiunt, inediam praescribens in<text:line-break/>ipsis inflammationis temporibus sic ad verbum conscripsit.<text:line-break/><text:span text:style-name="Default_20_Paragraph_20_Font"><text:span text:style-name="T2">Quum enim venae evacuantur, sanguinem in arteria</text:span></text:span>s <text:span text:style-name="Default_20_Paragraph_20_Font"><text:span text:style-name="T2">insu.<text:line-break/>lient</text:span></text:span>e<text:span text:style-name="Default_20_Paragraph_20_Font"><text:span text:style-name="T2">msaciliu</text:span></text:span>a <text:span text:style-name="Default_20_Paragraph_20_Font"><text:span text:style-name="T2">excipient; quod quum acciderit, insiamma-.<text:line-break/>tione</text:span></text:span>s <text:span text:style-name="Default_20_Paragraph_20_Font"><text:span text:style-name="T2">minu</text:span></text:span>s <text:span text:style-name="Default_20_Paragraph_20_Font"><text:span text:style-name="T2">erunt</text:span></text:span>. Si ergo ta<text:span text:style-name="Default_20_Paragraph_20_Font"><text:span text:style-name="T2">n</text:span></text:span>quam evacuatorium auxilium<text:line-break/>mediam consulat, multo fene liberius, ajunt, ad venae ie-<text:line-break/>ctiouem se<text:span text:style-name="Default_20_Paragraph_20_Font"><text:span text:style-name="T2">t</text:span></text:span>e co<text:span text:style-name="Default_20_Paragraph_20_Font"><text:span text:style-name="T2">n</text:span></text:span>tulisset. Quod itaque ad venae sectionem li-<text:line-break/>borius ipsum venire oporteat, ubi celeriter vacuare vult;<text:line-break/>perbelle pro<text:span text:style-name="Default_20_Paragraph_20_Font"><text:span text:style-name="T2">t</text:span></text:span>erunt, praeterquam quod hic eos qui phleboto-<text:line-break/>miam interdum prohibent praetermittunt scopes, quos ego<text:line-break/>procedente oratione recensebo.</text:p>
      <text:h text:style-name="Heading_20_2" text:outline-level="2">Cap. II. </text:h>
      <text:p text:style-name="P6">Nunc vero quaeritur , num quid absclute<text:line-break/>praestantius sit, verum an hoc praesidium Erafistratus usur.-<text:line-break/>passe videatur. Hoc autem, quum Romam primum appulsa-<text:line-break/>rem, omnes qui ex Erafistrati discipulis erant antea nega-<text:line-break/>fiant, nunc vero probatissimi quos ipsis novi ab his tanquam<text:line-break/>in re quadam parui momenti discrepant. Ut enim caetera</text:p>
      <text:p text:style-name="P2">praete<text:span text:style-name="Default_20_Paragraph_20_Font"><text:span text:style-name="T2">r</text:span></text:span>mittam, Stratonem c<text:span text:style-name="Default_20_Paragraph_20_Font"><text:span text:style-name="T2">o</text:span></text:span>mmemorab<text:span text:style-name="Default_20_Paragraph_20_Font"><text:span text:style-name="T2">o</text:span></text:span> in omnibus Erasi -<text:line-break/>strato adhaerentem, qui quum ad ejus familiam scriberet<text:line-break/>proptereaque diceret fe viro addictum esse, haec inter alia<text:line-break/>ille protulit: Erafistratum laudibus efferre justum est, quod<text:line-break/>etiam citra venae sectionem e<text:span text:style-name="Default_20_Paragraph_20_Font"><text:span text:style-name="T2">o</text:span></text:span>s affectus curaverit, quos cum<text:line-break/>venae incisio<text:span text:style-name="Default_20_Paragraph_20_Font"><text:span text:style-name="T2">n</text:span></text:span>e sanare veteres conati sunt. Quin etiam et<text:line-break/>Strato ipse suis in c<text:span text:style-name="Default_20_Paragraph_20_Font"><text:span text:style-name="T2">o</text:span></text:span>mmentariis perpetuo curati<text:span text:style-name="Default_20_Paragraph_20_Font"><text:span text:style-name="T2">o</text:span></text:span>nes citra<text:line-break/>phlebot<text:span text:style-name="Default_20_Paragraph_20_Font"><text:span text:style-name="T2">o</text:span></text:span>miam moliri videtur. Et quid mirum, si Erasistratus<text:line-break/>sectetur in <text:span text:style-name="Default_20_Paragraph_20_Font"><text:span text:style-name="T2">o</text:span></text:span>mnibus Chryfippnm Cnidium, qui prius asse-<text:line-break/>ruit, quemadm<text:span text:style-name="Default_20_Paragraph_20_Font"><text:span text:style-name="T2">o</text:span></text:span>dum ille, se a venae sectione absti<text:span text:style-name="Default_20_Paragraph_20_Font"><text:span text:style-name="T2">n</text:span></text:span>uisse ? Sic<text:line-break/>ver<text:span text:style-name="Default_20_Paragraph_20_Font"><text:span text:style-name="T2">o</text:span></text:span> et Aristogenes et Medius, ut et caeteri <text:span text:style-name="Default_20_Paragraph_20_Font"><text:span text:style-name="T2">o</text:span></text:span>mnes Chrysippi<text:line-break/>sectatores, praestare ridentur. Quantum ergo ad aegr<text:span text:style-name="Default_20_Paragraph_20_Font"><text:span text:style-name="T2">o</text:span></text:span>tantium<text:line-break/>salutem spectet, mult<text:span text:style-name="Default_20_Paragraph_20_Font"><text:span text:style-name="T2">o</text:span></text:span> melius est- credere venae <text:span text:style-name="Default_20_Paragraph_20_Font"><text:span text:style-name="T2">t</text:span></text:span>ecti<text:span text:style-name="Default_20_Paragraph_20_Font"><text:span text:style-name="T2">o</text:span></text:span>ne<text:line-break/>usum fuisse Erafistratum, quantum autem ad hodiern<text:span text:style-name="Default_20_Paragraph_20_Font"><text:span text:style-name="T2">o</text:span></text:span>s Era-<text:line-break/>sistrate<text:span text:style-name="Default_20_Paragraph_20_Font"><text:span text:style-name="T2">o</text:span></text:span>s, id non credere praestiterit. .Extremae namque<text:line-break/>opus esset dementiae Erafistratum arbitrari eapr<text:span text:style-name="Default_20_Paragraph_20_Font"><text:span text:style-name="T2">o</text:span></text:span>pter in uf-<text:line-break/>fectibus paulo ante c<text:span text:style-name="Default_20_Paragraph_20_Font"><text:span text:style-name="T2">o</text:span></text:span>mmemoratis venae sectionem silentio</text:p>
      <text:p text:style-name="P2">praeteriisse, quod vacuari venas cenfeat, huncque statuisse<text:line-break/>curationis scopum, cui et c<text:span text:style-name="Default_20_Paragraph_20_Font"><text:span text:style-name="T2">r</text:span></text:span>ediderit, his in affectibus Erafi-<text:line-break/>stratum inediam consulere animadverterit. Constat. enim<text:line-break/>istud iis .evenire. qui venae sectionem facultate par inediis^<text:line-break/>auxilium esse pro<text:span text:style-name="Default_20_Paragraph_20_Font"><text:span text:style-name="T2">n</text:span></text:span>uncia<text:span text:style-name="Default_20_Paragraph_20_Font"><text:span text:style-name="T2">n</text:span></text:span>t. Quod si facultate par non sit, fed<text:line-break/>quasdam distinctiones postulet, quas doctus comperiet, quan-<text:line-break/>d<text:span text:style-name="Default_20_Paragraph_20_Font"><text:span text:style-name="T2">o</text:span></text:span> evacuationem per solum ve<text:span text:style-name="Default_20_Paragraph_20_Font"><text:span text:style-name="T2">n</text:span></text:span>ae sectionem opportunius est<text:line-break/>fieri, et quando vel per mediam solam aut utrumque, evi-<text:line-break/>denter eos ratio convincit. Scripsisset enim .Erafistratus di—<text:line-break/>structiones illas, si, ut ipsi loquuntur, de venae sectione recta<text:line-break/>se<text:span text:style-name="Default_20_Paragraph_20_Font"><text:span text:style-name="T2">n</text:span></text:span>sisset, adeo . ut eorum oratio in utrumque remedium se-<text:line-break/>ipsam convertat. Si ete<text:span text:style-name="Default_20_Paragraph_20_Font"><text:span text:style-name="T2">n</text:span></text:span>im idfacultate par existat; ea re Erasi-<text:line-break/>stratus in tractatu de febribus aliisque libris quorum paulo<text:line-break/>ante memini, de venae sectione aliquid scriptis mandare<text:line-break/>praetermisit. At si haud om<text:span text:style-name="Default_20_Paragraph_20_Font"><text:span text:style-name="T2">n</text:span></text:span>ino par sit venae sectionis auxi-<text:line-break/>lium inediae, n<text:span text:style-name="Default_20_Paragraph_20_Font"><text:span text:style-name="T2">o</text:span></text:span>n recte illi dijudicant qui n<text:span text:style-name="Default_20_Paragraph_20_Font"><text:span text:style-name="T2">o</text:span></text:span>bis ex iis<text:line-break/>quae- de inedia scripsere de- venae secti<text:span text:style-name="Default_20_Paragraph_20_Font"><text:span text:style-name="T2">o</text:span></text:span>ne c<text:span text:style-name="Default_20_Paragraph_20_Font"><text:span text:style-name="T2">o</text:span></text:span>niecturam fa-<text:line-break/>ciendam .esse pr<text:span text:style-name="Default_20_Paragraph_20_Font"><text:span text:style-name="T2">o</text:span></text:span>ferunt. Ad h<text:span text:style-name="Default_20_Paragraph_20_Font"><text:span text:style-name="T2">o</text:span></text:span>c equidem rursum eorum ora-</text:p>
      <text:p text:style-name="P2">tio seipsam implicat, quae inediam inutilem indicat. Nam si<text:line-break/>propterea medias ipsas admittamus, quod evacuatis per eas<text:line-break/>venis affectiones imminui sequatur, multo commodius fue-<text:line-break/>rit evacuato sumes. superfluo ab inediis abstinere, ut<text:span text:style-name="Default_20_Paragraph_20_Font"><text:span text:style-name="T2">r</text:span></text:span> quae<text:line-break/>multas aegrotantibus molestias et vigilias^ concitet, jactatio-<text:line-break/>nenr stomachi, vitium, humorum et ventriculi corruptionem<text:line-break/>et interdum urinae suppressionem inferat.</text:p>
      <text:h text:style-name="Heading_20_2" text:outline-level="2">Cap. HI. </text:h>
      <text:p text:style-name="P6">Quod autem Erasistratus revera venae fe-<text:line-break/>ctione non sit at<text:span text:style-name="Default_20_Paragraph_20_Font"><text:span text:style-name="T2">t</text:span></text:span>us, ex aegrotis quos in libris divisionum<text:line-break/>scripsit- manifeste constat, in quibus explicans quaecunque<text:line-break/>in curatione facta fuerant, nullibi venae -sectionem comme-<text:line-break/>morasse conspicitur. Caeterum aegrotos omnes in medium<text:line-break/>proferre prolixum,, sufficit eos sclos recordari quorum me-<text:line-break/>moriam paulo ante dixi senio<text:span text:style-name="Default_20_Paragraph_20_Font"><text:span text:style-name="T2">r</text:span></text:span>es medicos celebrare. Ex il-<text:line-break/>lis unus in priore, alter in posteriore divisionum libro de-<text:line-break/>scriptus esu Jam vero nunc etiam occasio est ipfa ascribendi<text:line-break/>verba,- quibus Erasistratus quaecunque circa aegrotos acta</text:p>
      <text:p text:style-name="P2">fiunt enarrat. In priore itaque libro ita scripsit : Puellae Chi-<text:line-break/>enh ea acciderunt. Primum menstruae purgationes diutur-<text:line-break/>niori tempore suppressae suerunt. Delude subfiequutae sunt<text:line-break/>tussiculae ac pituitae ejectio. Tempore procedente fangui-<text:line-break/>nis rejectio oborta est. Quod ad purgationum circuitum spe-<text:line-break/>ctat, is interdum quarto, nonnunquam fecundo men<text:span text:style-name="Default_20_Paragraph_20_Font"><text:span text:style-name="T2">t</text:span></text:span>e ipsi<text:line-break/>accedebat; iisdem prope diebus qulbus purgationes fiebant<text:line-break/>rejectio accidebat, quae triduum et quatriduum perdurabat.<text:line-break/>Quare perspicuum omnino erat, loco purgationum eam ex-<text:line-break/>cretionem sortitam esse. Subscquuta autem fuerat hisce diebus<text:line-break/>febris, quae postea desinebat. Haec Erasistratus praefatus,<text:line-break/>deinceps de remediis hoc pacto scribit. Primis autem tempo-<text:line-break/>ribus ipsa potionibus et fomentis uteri et subditis pessariis;<text:line-break/>et reliqua rictus ratione ad haec idonea curari aggressa esi<text:span text:style-name="Default_20_Paragraph_20_Font"><text:span text:style-name="T2">i<text:line-break/></text:span></text:span>Erat enim quaedam circa os uteri non granis durities. Quum<text:line-break/>autem non succederet curatio, imo quum uno quodam cir-<text:line-break/>cultu in lumbos gravitas incumberet, humiditasque nulla<text:line-break/>adesset, et magis continuae febres obortae sunt, veI etiam</text:p>
      <text:p text:style-name="P2">corp<text:span text:style-name="Default_20_Paragraph_20_Font"><text:span text:style-name="T2">o</text:span></text:span>ri correpto tusses veheme<text:span text:style-name="Default_20_Paragraph_20_Font"><text:span text:style-name="T2">n</text:span></text:span>tes successerunt. Ab admotis<text:line-break/>igitur circa uterum remediis abstinuimus, arduum esse arbi-<text:line-break/>trari permanentibus febribus meusiruas purgati<text:span text:style-name="Default_20_Paragraph_20_Font"><text:span text:style-name="T2">o</text:span></text:span>nes m<text:span text:style-name="Default_20_Paragraph_20_Font"><text:span text:style-name="T2">oliri;<text:line-break/></text:span></text:span>reliquis vero remediis usi fumus, quemadmodum et i<text:span text:style-name="Default_20_Paragraph_20_Font"><text:span text:style-name="T2">n</text:span></text:span> hu-<text:line-break/>jusmodi et aliis affectibus c<text:span text:style-name="Default_20_Paragraph_20_Font"><text:span text:style-name="T2">o</text:span></text:span>nsuevimus. Etiam ad curatio-<text:line-break/>nem purgationum circuitu <text:span text:style-name="Default_20_Paragraph_20_Font"><text:span text:style-name="T2">o</text:span></text:span>bfervato , cibaria s<text:span text:style-name="Default_20_Paragraph_20_Font"><text:span text:style-name="T2">n</text:span></text:span>btrahebamus<text:line-break/>ac sanguinis ejectio non amplius quam semel et pauxilla su—<text:line-break/>pervenit. Sed certe nihil postea, verum et quandoque reem-<text:line-break/>rebant purulentae rejectiones. Venae sectionis verbum hic<text:line-break/>nullum, atque consentaneum erat, ut omnes norunt operum<text:line-break/>artis periti, principium auxiliorum a venae sectione ducere.<text:line-break/>Fortassis aliquis eorum qui omnia prompte asserere non<text:line-break/>gravantur dicet ab Erasistrato curationis praefecto haec<text:line-break/>facta non fuisse, sed haec nunc ab eo prodita esse, quo nos<text:line-break/>nihil eorum lateat quae acta essent. At hos evincet quod<text:line-break/>infertur, ubi ait: A curatione igitur circa uterum adhiben-<text:line-break/>da abstinuimus, periculosum esse arbitrari febribus duranti-</text:p>
      <text:p text:style-name="P2">bus menstruas concitare purgationes, reliquis vero remediis<text:line-break/>usi sumus ad ejusmodi et alios .assectus , atque ad medendi<text:line-break/>rationem. circuitu menstruorum purgationum observat<text:span text:style-name="Default_20_Paragraph_20_Font"><text:span text:style-name="T2">o</text:span></text:span>, ci:.<text:line-break/>baria lubtrahebamus, In his enim Erafistratus aperte indi-.<text:line-break/>eat, se n<text:span text:style-name="Default_20_Paragraph_20_Font"><text:span text:style-name="T2">o</text:span></text:span>n aliorum curationem recitare, sed suam ipsius<text:line-break/>enumerare, simulque omnia circa aegr<text:span text:style-name="Default_20_Paragraph_20_Font"><text:span text:style-name="T2">o</text:span></text:span>tam hominem pera-<text:line-break/>eta perscribere. Nam et <text:span text:style-name="Default_20_Paragraph_20_Font"><text:span text:style-name="T2">abstinuimu</text:span></text:span>s et <text:span text:style-name="Default_20_Paragraph_20_Font"><text:span text:style-name="T2">arbitrati</text:span></text:span> nec non<text:line-break/><text:span text:style-name="Default_20_Paragraph_20_Font"><text:span text:style-name="T2">usi sumu</text:span></text:span>s ac o<text:span text:style-name="Default_20_Paragraph_20_Font"><text:span text:style-name="T2">bservat</text:span></text:span>o et <text:span text:style-name="Default_20_Paragraph_20_Font"><text:span text:style-name="T2">subtrahebamu</text:span></text:span>s <text:span text:style-name="Default_20_Paragraph_20_Font"><text:span text:style-name="T2">cibaria</text:span></text:span>, alterum<text:line-break/>ex duobus manifeste declarat, aut quod Erafistratus curatio-.<text:line-break/>nem enarret, aut probet quae ab alter<text:span text:style-name="Default_20_Paragraph_20_Font"><text:span text:style-name="T2">o</text:span></text:span> factu sunt. Qu<text:span text:style-name="Default_20_Paragraph_20_Font"><text:span text:style-name="T2">o</text:span></text:span>d si<text:line-break/>certe curationem obeuntes probaverit., . manifesta erit ejus<text:line-break/>quam de .venae sectione stabuli sententiae coniectura. Nam<text:line-break/>cibos subducere ex his. duobus alterum dederat, aut. pr<text:span text:style-name="Default_20_Paragraph_20_Font"><text:span text:style-name="T2">o</text:span></text:span>r-<text:line-break/>Ius adimere aut imminuere.; quodErasistratus fe in aegrota<text:line-break/>fecisse prosert, quo tempore me<text:span text:style-name="Default_20_Paragraph_20_Font"><text:span text:style-name="T2">n</text:span></text:span>struo purgationis circuitus<text:line-break/>aderat. Sic caeteris omnibus illius scriptis consentaneum est<text:line-break/>ipsum venae sectione nequaquam usum fuisse, sed inediam</text:p>
      <text:p text:style-name="P2">consuluisse. Nisi quid rursum luo dicant, mulieri venam<text:line-break/>quidem lectam fuisse, verum. id auxilium in ena<text:span text:style-name="Default_20_Paragraph_20_Font"><text:span text:style-name="T2">r</text:span></text:span>ratione<text:line-break/>omissum esse, quum nobis existimandum sit id fuisse adbibi-<text:line-break/>tum, quamquam n<text:span text:style-name="Default_20_Paragraph_20_Font"><text:span text:style-name="T2">o</text:span></text:span>n sit enarratum. Cur ergo de inedia qu<text:span text:style-name="Default_20_Paragraph_20_Font"><text:span text:style-name="T2">o</text:span></text:span>-1<text:line-break/>que n<text:span text:style-name="Default_20_Paragraph_20_Font"><text:span text:style-name="T2">o</text:span></text:span>n conticuit, quum et haec in ea similiter animadver-<text:line-break/>tere possimus? Eadem autem. rati<text:span text:style-name="Default_20_Paragraph_20_Font"><text:span text:style-name="T2">o</text:span></text:span> est tum de p<text:span text:style-name="Default_20_Paragraph_20_Font"><text:span text:style-name="T2">o</text:span></text:span>tionibus<text:line-break/>tum de fornentatione et admotis medicamentis. Si namque<text:line-break/>de his nihil quicquam prorsus ab Erafistrato scriptum fuisset,<text:line-break/>omnino tamen a medicis ea peracta esse mente deprehendi-<text:line-break/>mus, ut qui qu<text:span text:style-name="Default_20_Paragraph_20_Font"><text:span text:style-name="T2">o</text:span></text:span>d admluistratunr est licet haud praescribe-<text:line-break/>tur, id universis auxiliis esse commune animadvertimus. At<text:line-break/>Erafistratus accuratae perspicuitatis gratia omnia simul enar-<text:line-break/>rare proposuit, ne quis auctoritatem adeptus haec quidem<text:line-break/>adliceret auxilia, prout aegrotae adhibita fuissent, illa vero<text:line-break/>velut jam praetermissa subtraheret. Praeterea quoque.ipsius<text:line-break/>enarratio ist<text:span text:style-name="Default_20_Paragraph_20_Font"><text:span text:style-name="T2">o</text:span></text:span>rum <text:span text:style-name="Default_20_Paragraph_20_Font"><text:span text:style-name="T2">o</text:span></text:span>plui<text:span text:style-name="Default_20_Paragraph_20_Font"><text:span text:style-name="T2">o</text:span></text:span>ni repugnat. Si enbn muliercula<text:line-break/>venae sectionem tulerit, inedia frustra est usurpata ; quin p<text:span text:style-name="Default_20_Paragraph_20_Font"><text:span text:style-name="T2">o-<text:line-break/></text:span></text:span>tius, si veritas pr<text:span text:style-name="Default_20_Paragraph_20_Font"><text:span text:style-name="T2">o</text:span></text:span>fere<text:span text:style-name="Default_20_Paragraph_20_Font"><text:span text:style-name="T2">n</text:span></text:span>da sit, n<text:span text:style-name="Default_20_Paragraph_20_Font"><text:span text:style-name="T2">o</text:span></text:span>n frustra solum, verum</text:p>
      <text:p text:style-name="P2">etiam non sine noxa. Sed id paulo post demonstiabimus,<text:line-break/>nunc vero eam frusira congruere praesens explicat oratio.<text:line-break/>Quum enim periodicae purgati<text:span text:style-name="Default_20_Paragraph_20_Font"><text:span text:style-name="T2">o</text:span></text:span>nis tempore exuberans in<text:line-break/>tho<text:span text:style-name="Default_20_Paragraph_20_Font"><text:span text:style-name="T2">r</text:span></text:span>acem reflueret sanguis, periculum erat portionem ejus<text:line-break/>mulierem expuere, Erasistratus plenitudinem minuere cu-<text:line-break/>piens ad inediam se contulit, quae plane supervacanea est<text:line-break/>si venae sectio usurpetur, qua momento temporis exuberan-<text:line-break/>tem sanguinem evacuare facillimum erat. Proinde qui Romae<text:line-break/>mulieribus medebantur, ipsi rei quae contigerat experien-<text:line-break/>tiae potissimum fidem adhibuerunt, ad venae sectionem<text:line-break/>circa id tempus accedentes, quo celebris menstruorum immi-<text:line-break/>nebat eruptio. Neque vero quitum imperabunt, neque ine-<text:line-break/>diam, sed melioratum offerebant victuque humectante abun-<text:line-break/>de uti ac lavacris concedebant, is quibus c<text:span text:style-name="Default_20_Paragraph_20_Font"><text:span text:style-name="T2">o</text:span></text:span>nsueverunt ad id<text:line-break/>mediocri sanguine detracto menstruae purgationes exoriri,<text:line-break/>praefiertimque quum ad poplitem p<text:span text:style-name="Default_20_Paragraph_20_Font"><text:span text:style-name="T2">r</text:span></text:span>ope malle<text:span text:style-name="Default_20_Paragraph_20_Font"><text:span text:style-name="T2">o</text:span></text:span>lum venae<text:line-break/>sectio fit. Qu<text:span text:style-name="Default_20_Paragraph_20_Font"><text:span text:style-name="T2">o</text:span></text:span>d si quis vena secta inediam ferre imperaverit,<text:line-break/>non solum menstrua prius fluentia supprimet, verum etiam</text:p>
      <text:p text:style-name="P2">purgationes quae innoxie vacuabantur remorabitur. San-<text:line-break/>guis enim per inedias arefit, ac fe ipfo crassior evadit, ob id-<text:line-break/>que ad fluendum ineptus efficitur. At quae lotae fuerint et<text:line-break/>mulsum primum, ac postea cibos quosdam assumpserint et<text:line-break/>vinum neque austerum neque massum biberint, sus men-<text:line-break/>struae purgationes oboriuntur. ob idque inedias post venae<text:line-break/>sectionem non frustra tantum, verum etiam cum noxa pro-<text:line-break/>moveri dicebam. Caeterum venae sectionem puellae Chiensi<text:line-break/>non promotam fuisse, etiam ex his quae supervenerant pa-<text:line-break/>tet, sanguinis enim aliquantum expuebat, quem nequaquam<text:line-break/>expuisset, si fuisset vacuata, atque cum spirandi difficultate<text:line-break/>mortua est, quod ipsi haudquaquam accidisset. Maximum<text:line-break/>autem sui experimentum Romae nostris temporibus exhibuit<text:line-break/>venae <text:span text:style-name="Default_20_Paragraph_20_Font"><text:span text:style-name="T2">t</text:span></text:span>ectio ob plenitudinem celebrata, quum mulieres quod<text:line-break/>aquam frigidissimam ex nive poterent, aut nullo pro<text:span text:style-name="Default_20_Paragraph_20_Font"><text:span text:style-name="T2">ct</text:span></text:span>us mo-<text:line-break/>do aut diminute purgarentur, has tamen medici venae sc-<text:line-break/>ctione adeo incolumes conservarunt, ut neque sanguinem<text:line-break/>spuerent, neque pleuritide aut peripneumonia aut angina<text:line-break/>corriperentur. Non ergo puellam Cluen<text:span text:style-name="Default_20_Paragraph_20_Font"><text:span text:style-name="T2">t</text:span></text:span>em ab Erasistrato</text:p>
      <text:p text:style-name="P2">venae secti<text:span text:style-name="Default_20_Paragraph_20_Font"><text:span text:style-name="T2">o</text:span></text:span>ne curatam fuisse suspicentur. Neque ille in alia-<text:line-break/>rum rerum enarratione auxilium venae sectionis tanquam<text:line-break/>rem parui m<text:span text:style-name="Default_20_Paragraph_20_Font"><text:span text:style-name="T2">o</text:span></text:span>menti praetermisisset, neque. ob inediam ille,<text:line-break/>neque omnino a copia sanguinis praefocata mulier interiisset.<text:line-break/>Sed de hac imp<text:span text:style-name="Default_20_Paragraph_20_Font"><text:span text:style-name="T2">r</text:span></text:span>aesentia<text:span text:style-name="Default_20_Paragraph_20_Font"><text:span text:style-name="T2">r</text:span></text:span>um fulficiati Translato vero jam ad<text:line-break/>Critonem sermone, ipsi orationi Erasistrati enar<text:span text:style-name="Default_20_Paragraph_20_Font"><text:span text:style-name="T2">r</text:span></text:span>ationem<text:line-break/>nscribemus de. his quos homo patitor affectibus. Sic autem<text:line-break/>fe habet: Critoni quidem plenitudo morbi fuit initium. Con-<text:line-break/>tigit vero ipfum in plenitudinem fynanchicam incidisse,<text:line-break/>haec autem est et paristhmiorum ligulaeque inflammatio.<text:line-break/>Accidit itaque, qui in eam inciderint, eos suffocari, ac nisi<text:line-break/>celerrime illis succurratur, brevi interire. Quum autem in<text:line-break/>h<text:span text:style-name="Default_20_Paragraph_20_Font"><text:span text:style-name="T2">o</text:span></text:span>rum numero esset Crito, primo die illum more consueto<text:line-break/>spongiis foventes opitulati fumus, quo tempore admota cata-<text:line-break/>plasmata reliquimus, ut in curatione perpetuo esset. Exhi-<text:line-break/>bita etiam ei funi catap<text:span text:style-name="Default_20_Paragraph_20_Font"><text:span text:style-name="T2">o</text:span></text:span>tia ex castoreo, ad . alvum <text:span text:style-name="Default_20_Paragraph_20_Font"><text:span text:style-name="T2">t</text:span></text:span>ubdu-<text:line-break/>cendum, quae his commode subducta esu. Neminem latere<text:line-break/>arbitror diligentiam narrationis omni<text:span text:style-name="Default_20_Paragraph_20_Font"><text:span text:style-name="T2">u</text:span></text:span>m quae circa Critonem</text:p>
      <text:p text:style-name="P2">acta funi. Nam et. admot<text:span text:style-name="Default_20_Paragraph_20_Font"><text:span text:style-name="T2">o</text:span></text:span>s ex spongiis fotus et catapl<text:span text:style-name="Default_20_Paragraph_20_Font"><text:span text:style-name="T2">u</text:span></text:span>s-<text:line-break/>malum et praeterea catapotionum usum retulit : proindeque<text:line-break/>qu<text:span text:style-name="Default_20_Paragraph_20_Font"><text:span text:style-name="T2">o</text:span></text:span>d per spongias fotus ac calefactus -fuerit manifeste decia--<text:line-break/>favit, ac reliqua deinceps studiose enarravit, sed de venae<text:line-break/>sectione consult<text:span text:style-name="Default_20_Paragraph_20_Font"><text:span text:style-name="T2">o</text:span></text:span> illuit; quod scilicet auxilium istud- vilius<text:line-break/>aestimaverit. At quae perexigua his in enarrati<text:span text:style-name="Default_20_Paragraph_20_Font"><text:span text:style-name="T2">o</text:span></text:span>nibus pr<text:span text:style-name="Default_20_Paragraph_20_Font"><text:span text:style-name="T2">o-<text:line-break/></text:span></text:span>stant commemorare mihi .non congruit, verum hic paulo<text:line-break/>post rursum ipse Erafistratus ait f Apparebat- itaque nobis assi<text:line-break/>sectus ipsus ad pulmonem heparque translationem cepisse et<text:line-break/>illuc syuanchen defluere; ac febres augeri. Hic- affectuum<text:line-break/>translationem sine hypochondriorum tensione factam esse<text:line-break/>recensuit, ubi maxime mentem adhibendam esse censeo,<text:line-break/>quae animadvertat quale quid tibi per hanc dicti<text:span text:style-name="Default_20_Paragraph_20_Font"><text:span text:style-name="T2">o</text:span></text:span>nem, qua<text:line-break/>ipsos affectus translationem cepisse ait, utrum ad ipsas quae<text:line-break/>infi amicantur partes permutatus pertineat; an ad sanguinis<text:line-break/>qui earum. inflammationem concitavit transfluxum. Mihi<text:line-break/>siquidem primum ex praedictis ne cogitariquidem posse vi—<text:line-break/>detur, alterum autem illorum verum esse c<text:span text:style-name="Default_20_Paragraph_20_Font"><text:span text:style-name="T2">o</text:span></text:span>nstat. Eg<text:span text:style-name="Default_20_Paragraph_20_Font"><text:span text:style-name="T2">o</text:span></text:span> nam-</text:p>
      <text:p text:style-name="P2">que interdum decumbentem in partem plenitudinem cohibui,<text:line-break/>quam illa propria facultate deinceps lu aliam quandam pro-<text:line-break/>pelleudo transfert. Id ergo Critoni contigisse apparet, verun-<text:line-break/>tamen neque tunc temporis Erafistratus venae sectionis un-<text:line-break/>quam meminit. Sed quid ait ? <text:span text:style-name="Default_20_Paragraph_20_Font"><text:span text:style-name="T2">t</text:span></text:span>e totum thoracem una cum<text:line-break/>hypochondriis ipsis cataplasmatis fovisse. Quemadmodum<text:line-break/>autem ex partibus quae circa lingulam et tonsillas fiunt sim-<text:line-break/>guinis exupera<text:span text:style-name="Default_20_Paragraph_20_Font"><text:span text:style-name="T2">n</text:span></text:span>tia translatio ad loca inferiora fiebat, eodem<text:line-break/>modo contra illo ex inferioribus partibus sursum sublato<text:line-break/>febres quidem sedari contingebat, fed symptoma succedere,<text:line-break/>quod nervorum principium affectum esse indicabat. Verum<text:line-break/>audi et haec Erafistrati verba : Quum autem ah hujus morbi<text:line-break/>principio decimus dies adesset, ab in<text:span text:style-name="Default_20_Paragraph_20_Font"><text:span text:style-name="T2">t</text:span></text:span>uitu vero sextus, quo<text:line-break/>tempore tum febris vehementior rediit, tum cervicis obtortis<text:line-break/>quaedam accidit, et fub horae ferum quidam stupor abortus<text:line-break/>ita est ut et l<text:span text:style-name="Default_20_Paragraph_20_Font"><text:span text:style-name="T2">o</text:span></text:span>tium e stragulis emitteret neque mult<text:span text:style-name="Default_20_Paragraph_20_Font"><text:span text:style-name="T2">o</text:span></text:span> post<text:line-break/>febris insultus. Delude inserens ait: Videbatur itaque nobis<text:line-break/>rurium translationem ad caput affectum cepisse, in eaque</text:p>
      <text:p text:style-name="P2">translatione febrem rediisse eamqtte postea etiamnum, quum<text:line-break/>partes capiti vicinae affice<text:span text:style-name="Default_20_Paragraph_20_Font"><text:span text:style-name="T2">r</text:span></text:span>entur, intensam scisse. Nos ali-<text:line-break/>quid jam adversus virum hisce ve<text:span text:style-name="Default_20_Paragraph_20_Font"><text:span text:style-name="T2">r</text:span></text:span>bis disseramus. Pe<text:span text:style-name="Default_20_Paragraph_20_Font"><text:span text:style-name="T2">r</text:span></text:span>belle,<text:line-break/>o E<text:span text:style-name="Default_20_Paragraph_20_Font"><text:span text:style-name="T2">r</text:span></text:span>asistrate, dicis affectuum translationem ad caput factam<text:line-break/>esse. Melius autem fue<text:span text:style-name="Default_20_Paragraph_20_Font"><text:span text:style-name="T2">r</text:span></text:span>at si non affectuum dixisses, fed af-<text:line-break/>fectuum causae plenitudinis. Ut nullus unquam dixerit ni<text:span text:style-name="Default_20_Paragraph_20_Font"><text:span text:style-name="T2">t</text:span></text:span><text:span text:style-name="Default_20_Paragraph_20_Font"><text:span text:style-name="T1">as<text:line-break/></text:span></text:span>corpo<text:span text:style-name="Default_20_Paragraph_20_Font"><text:span text:style-name="T2">r</text:span></text:span>is partes affectus translationem cepisse, eodem modo<text:line-break/>neque ipfos affectus. P<text:span text:style-name="Default_20_Paragraph_20_Font"><text:span text:style-name="T2">r</text:span></text:span>aesta<text:span text:style-name="Default_20_Paragraph_20_Font"><text:span text:style-name="T2">r</text:span></text:span>et, arbitror, dicere, cessari<text:line-break/>prio<text:span text:style-name="Default_20_Paragraph_20_Font"><text:span text:style-name="T2">r</text:span></text:span>es affectus et alios ru<text:span text:style-name="Default_20_Paragraph_20_Font"><text:span text:style-name="T2">r</text:span></text:span>sum procreatos esse translata<text:line-break/>caula, quae erat, ut ipse in principio totius narrationis dice-<text:line-break/>bat, pletho<text:span text:style-name="Default_20_Paragraph_20_Font"><text:span text:style-name="T2">r</text:span></text:span>a. Hanc itaque si evacuasset, nequaquam colu-<text:line-break/>mella fluxio ligulae ab lns partibus deorsum translationem<text:line-break/>cepisset, nec ru<text:span text:style-name="Default_20_Paragraph_20_Font"><text:span text:style-name="T2">r</text:span></text:span>sus illinc ad caput ascendisset. Quap<text:span text:style-name="Default_20_Paragraph_20_Font"><text:span text:style-name="T2">r</text:span></text:span>opter<text:line-break/>Critouem eo modo quo et Clientis mulier ob praetermissam<text:line-break/>venae sectionem interiisse constat. Sed id ipsis E<text:span text:style-name="Default_20_Paragraph_20_Font"><text:span text:style-name="T2">r</text:span></text:span>asistratus vi-<text:line-break/>detu<text:span text:style-name="Default_20_Paragraph_20_Font"><text:span text:style-name="T2">r</text:span></text:span> p<text:span text:style-name="Default_20_Paragraph_20_Font"><text:span text:style-name="T2">r</text:span></text:span>aesensisse. Quid enim ait? Huic videntur causa in-.<text:line-break/>teritus fuisse ea, quae in pulmonem irruerunt, praeterquam<text:line-break/>quod male non praevenerit haec evacua<text:span text:style-name="Default_20_Paragraph_20_Font"><text:span text:style-name="T2">r</text:span></text:span>e, licet quampri-</text:p>
      <text:p text:style-name="P2">mum ab i<text:span text:style-name="Default_20_Paragraph_20_Font"><text:span text:style-name="T2">n</text:span></text:span>itio hominem plethorico affectu corripi cogno-<text:line-break/>visset. Si quis igitur velit astruere, quod conscntaneum non<text:line-break/>erat Erasistratum , qui medicus praestantissimus habebatur,<text:line-break/>quique certe affectus illos tum Critoni ex repletione tum<text:line-break/>puellae Cbiensi ob menstruorum supp<text:span text:style-name="Default_20_Paragraph_20_Font"><text:span text:style-name="T2">r</text:span></text:span>essionem accidisse no-<text:line-break/>verat, confulto sanguinis detractionem praetermisisse, imo et<text:line-break/>huic et illi sanguinem detraxisse, sed in enarratione prae-<text:line-break/>termisisse. Quid prohibet et me dicere qualecunque aliud<text:line-break/>velim ex vacuantibus remediis adhibitum quidem aegrotis,<text:line-break/>in enarratione vero praetermissum esse? Et quis mentis<text:line-break/>compos medicus me patietur haec dicentem? Quomodo et<text:line-break/>quae adusque mortem symptomata ipsis apparebant, ea ob<text:line-break/>plenitudinem accidisse, et ipsum interitum non aliam ob can<text:span text:style-name="Default_20_Paragraph_20_Font"><text:span text:style-name="T2">i<text:line-break/></text:span></text:span>sum insequutum fuisse quam quod non enarrata fuisset ple-<text:line-break/>nitudo ? Quis etiam fieret homi<text:span text:style-name="Default_20_Paragraph_20_Font"><text:span text:style-name="T2">n</text:span></text:span>es qui ducunt pauxilla tan-<text:line-break/>tum eorum quae acta sunt. ab Erasistrato scripta esse, sed<text:line-break/>venae sectionem, et eam quae ex elleboro et scammoni<text:span text:style-name="Default_20_Paragraph_20_Font"><text:span text:style-name="T2">a</text:span></text:span> fit<text:line-break/>purgationem, quod haec auxilia penitus conspicua sint, prae-</text:p>
      <text:p text:style-name="P2">termifisse? Si namque ex eo quod vulgus proferat, pletho-<text:line-break/>iam evacuatione indigere, venae <text:span text:style-name="Default_20_Paragraph_20_Font"><text:span text:style-name="T2">t</text:span></text:span>ectio significetur, quod in-<text:line-break/>ter evacuantis remedia sit, quid prohibet et caeterorum eva-<text:line-break/>euantium quodque intelligi? . Ne igitur solam venae sectio-<text:line-break/>hem aegrotis ab Erafistrato adhibitam esse dicant, sed eae-<text:line-break/>tura quoque omnia evacuantis, clysteres, vomitiones, phr-<text:line-break/>gationes, balnea, exercitia,- frictiones, gestationes; inunctio-<text:line-break/>nes, calefacientia cataplasmata, quaeque deinceps omnia ab<text:line-break/>illo usurpata fanti Si veto non solum sufficit quod evacu-<text:line-break/>andus aeger sit, neque declarationis istorum auxiliorum finis<text:line-break/>existit; fed in primis locum vacuationis adjicere, deinde ma-<text:line-break/>turiam declarare per quam perfici queat, huicque occasionem<text:line-break/>addere et menfuram et utendi rationem oportet. Si enim<text:line-break/>commune quid protulisse suffecerit, is frustra et cataplus-<text:line-break/>mata et medias et fotus per spongias memoravit An bos et<text:line-break/>cataplasma et inediam , nisi nos ille docuerit, indagare non<text:line-break/>possumus? Venae autem sectio, etiamsi Erasistratus non do-<text:line-break/>ceat, omnibus .manifesta est.</text:p>
      <text:h text:style-name="P5" text:outline-level="2">Cap. Iv </text:h>
      <text:p text:style-name="P6">At quamvis id aliquis ipsis concesserit,<text:line-break/>etsi manifeste absurdum, huic tamen qui hoc auxilio decenter<text:line-break/>usurus est magnae ac multae considerationes superstant. Pri-<text:line-break/>ma, an quemadmodum quidam autumant; quamlibet venam<text:line-break/><text:span text:style-name="Default_20_Paragraph_20_Font"><text:span text:style-name="T2">t</text:span></text:span>ecare nihil differat, aut propriae venae sint in singulis uf-<text:line-break/>factis partibus, quae inferum plenitudinem celeriter eva-<text:line-break/>cuent. Secunda huic succedens consideratio , utrum <text:span text:style-name="Default_20_Paragraph_20_Font"><text:span text:style-name="T2">t</text:span></text:span>emet<text:line-break/>aut multoties sanguinem detrahere conveniat. Ab his tertia,<text:line-break/><text:span text:style-name="Default_20_Paragraph_20_Font"><text:span text:style-name="T2">t</text:span></text:span>copos invenire, quibus accurate incumbens aliquis vacua-<text:line-break/>tionis mensuram coniecturis assequatur. Quarta denique oc-<text:line-break/>casio, qua potissimum venae <text:span text:style-name="Default_20_Paragraph_20_Font"><text:span text:style-name="T2">t</text:span></text:span>ectio, si nihil exceptum sit, fieri<text:line-break/>debeat, haec ipsa cum demonstratione docebitur. Qui igitur<text:line-break/>a- venae sectione protius abstinet, apud hunc harum omnium<text:line-break/>rerum consideratio perit, simulque e medio tollitur, eam au-<text:line-break/>tem praescribenti ista succedere necesse est Etenim et in<text:line-break/>caeteris omnibus praesidiis eadem est ratio, veluti elleboro,<text:line-break/>scammonio, vino<text:span text:style-name="Default_20_Paragraph_20_Font"><text:span text:style-name="T2">i</text:span></text:span> balneo et eduliis. Si namque in aegrotis<text:line-break/>quocunque dicturum haudquaquam protius utendum sit, ne-</text:p>
      <text:p text:style-name="P2">que <text:span text:style-name="Default_20_Paragraph_20_Font"><text:span text:style-name="T2">o</text:span></text:span>ccasio neque quantitas neque utendi modus- neque<text:line-break/>quicquam aliud etiamnum ac per fe investigabitur. sippro-<text:line-break/>banti vero usum necessarium est de his omnibus disserere,<text:line-break/>non s<text:span text:style-name="Default_20_Paragraph_20_Font"><text:span text:style-name="T2">o</text:span></text:span>lum in efficacibus auxiliis, in -quibus si quid parvi<text:line-break/>momenti praetermissum sit, laesio maxima ob id aegrotanti--<text:line-break/>bus oboritur, verum etiam in minimis et id ita singulis dic-<text:line-break/>bus apud omnes aegrotos evenire conspicitur. Nullus igitur<text:line-break/>medicus qui dixerit, homo hic nutriatur, rem gratam facit,<text:line-break/>qui occationem etiam non addat, qua nutriendum - esse labo-<text:line-break/>tantem jubet, neque cibumipfum praefiniat neque quanti-.<text:line-break/>tatem neque praeparationem ver utendi ordinem, sed horum<text:line-break/>unumquodque ut accurate persici debeat, astantibus explicati<text:line-break/>Proinde etiam- plerique in libris passim inter ea quae admi-.<text:line-break/>nistrant auxilia haec universa ordine describunt, ipfomm-<text:line-break/>que nonnulli haud loquaciores in hujusmodi enarratione<text:line-break/>morantur talemque disciplinam, non multiloquium , verum<text:line-break/>fed ulitatem esse ducunt. Hippocrates quidem quum in plu-<text:line-break/>rimis sinis operibus orationis brevitati summopere studeat,</text:p>
      <text:p text:style-name="P2">de venae sectione tamen scribere non neglexit, neque par-<text:line-break/>tem corporis in qua vas secari oporteat, neque vacuationis<text:line-break/>mensuram neque occasionem. Erafistratus autem, quem nunc<text:line-break/>fui Erasistratei venae sectione ulum fuisse praedicunt, multi-<text:line-break/>loquus fuerit licet, tamen, 1rt paulo post indicavero, primum<text:line-break/>jd ipsum venae sectionis nomen caeteris praesidiis ne adscri-<text:line-break/>bere quidem dignatus est, deinde etiam quae recitata sunt<text:line-break/>omnia, et tempus et mensuram et vasis locu<text:span text:style-name="Default_20_Paragraph_20_Font"><text:span text:style-name="T2">t</text:span></text:span>u . et utendi ra-<text:line-break/>lienem, praetermisit, is qui neque, ut deceat, cataplasmata<text:line-break/>unicuique aegrota<text:span text:style-name="Default_20_Paragraph_20_Font"><text:span text:style-name="T2">n</text:span></text:span>tium efferre aut offam subactam perflui-<text:line-break/>here veritus est, qui neque de olerum coctione fubticuiti<text:line-break/>Audi itaque quae fercula in operibus de ventriculo scribat.<text:line-break/>Primum quidem ferculum est salina crassior, tosta ac probe<text:line-break/>excussa. Quum autem eam.offerre volueris, in poculo qu<text:span text:style-name="Default_20_Paragraph_20_Font"><text:span text:style-name="T2">o-<text:line-break/></text:span></text:span>dam frigido aquae infulam ac fubactam exhibeto, .neque lo-<text:line-break/>meltutum quod daturus es, verum his terve subigendo, ut<text:line-break/>ne arida facta offa et solutioni inepta multum humiditatis<text:line-break/>suscipiat. Nlhil enim id confert. Ast edendum vero exhibeo-</text:p>
      <text:p text:style-name="P2">da fuut crebro cich<text:span text:style-name="Default_20_Paragraph_20_Font"><text:span text:style-name="T2">o</text:span></text:span>ria in aceto non acri macerata, et inter<text:line-break/>albos consumenda. Pura cichoria coquenda fiunt, duas ollas<text:line-break/>praeparando. In unam proiecta coquenda, quum autem jam<text:line-break/>probe admodum cocta suerint et altera aquae olla ferveat,<text:line-break/>ipsa in alterum elutrianda. Ligata vero sint cichoria, quo fa-<text:line-break/>cilla transponi queant. At perfecte cocta tum effusa aqua<text:line-break/>Pale et oleo condenda sunt, et ut offerantur exhibenda. Ita-<text:line-break/>que rurfum animadvertis posse accuratius scribi minima ab<text:line-break/>eo qui crchoriorum vincula, quo transposuit facilia sint, con-<text:line-break/>struenda esse non siluit. Constat enim quae <text:span text:style-name="Default_20_Paragraph_20_Font"><text:span text:style-name="T2">s</text:span></text:span>oluta sunt, ea<text:line-break/>non transposito facilia reddi, ob idque qui non fotum nos<text:line-break/>medicos, verut<text:span text:style-name="Default_20_Paragraph_20_Font"><text:span text:style-name="T2">a</text:span></text:span> etiam et coquos olera coquentes curae ha-<text:line-break/>bet, ipfos ut olera liganda sint edocuit. Talis autem est et<text:line-break/>quum cataplasmatis alienius scribit praeparationem, vel tot<text:line-break/>stadia obambulare vel tot tantasque moliri frictiones, aut<text:line-break/>hujusmodi aliquid aliud jubet. ob quae jam quidam super-<text:line-break/>fluam curiositatem non solum nun laudant, verum etiam<text:line-break/>improbant, tanquam qui terminos modosque in rebus infi-</text:p>
      <text:p text:style-name="P2">urtam quantitatem habentibus constituerit. Quis e<text:span text:style-name="Default_20_Paragraph_20_Font"><text:span text:style-name="T2">r</text:span></text:span>g<text:span text:style-name="Default_20_Paragraph_20_Font"><text:span text:style-name="T2">o</text:span></text:span> credi-<text:line-break/>derit hunc ita accu<text:span text:style-name="Default_20_Paragraph_20_Font"><text:span text:style-name="T2">r</text:span></text:span>atum caeteris quidem peraeque praesidiis.<text:line-break/>usum luisse, hujus ver<text:span text:style-name="Default_20_Paragraph_20_Font"><text:span text:style-name="T2">o</text:span></text:span> venae sectionis nullibi praeterquam<text:line-break/>stem elin libro de sanguinis ejectione mentionem fecisse? Ne-<text:line-break/>que igitur tum ea usus est, sed omnino e c<text:span text:style-name="Default_20_Paragraph_20_Font"><text:span text:style-name="T2">o</text:span></text:span>ntra Chrysippum,<text:line-break/>quod. venae secti<text:span text:style-name="Default_20_Paragraph_20_Font"><text:span text:style-name="T2">o</text:span></text:span>nem non usurpaverit, laudibus evexit ejus-<text:line-break/>que demonstrationem attulit qua Chrysippi de venae sectione,<text:line-break/>dogma .astruere putat,. magis sanguinem spueutibus esse con-<text:line-break/>fuetum asserentis, quam .caeteris omnibus, quibus aliqua<text:line-break/>pars.corporis in phleg<text:span text:style-name="Default_20_Paragraph_20_Font"><text:span text:style-name="T2">t</text:span></text:span>n<text:span text:style-name="Default_20_Paragraph_20_Font"><text:span text:style-name="T2">on</text:span></text:span>em lapsura fit. Verum de bis post-.<text:line-break/>hac disseretur. Nunc vero quod locutus sum. repetendum est,<text:line-break/>quod Erasistratus etsi universus sermones plurimum non pro-.<text:line-break/>trahat, atque etiam bis torve interdum in diversis libris ean-.<text:line-break/>dem: sententiam recenseat; illis tamen quamquam <text:span text:style-name="Default_20_Paragraph_20_Font"><text:span text:style-name="T2">t</text:span></text:span>emni.<text:line-break/>quinque syllabas ascribere neglexit, quibus cum caeteris au-<text:line-break/>xiliis phlebotomiae nomen inseruisset, ad hoc et illius quau-<text:line-break/>titatem ut in aliis fecit et tempus, ejusmodi caetera prout<text:line-break/>ante enarratum est pronus explicare debuerit. Proinde</text:p>
      <text:p text:style-name="P2">nonnulli medici lignis vernationis quantitatem definiunt, ut<text:line-break/>si aut color aut <text:span text:style-name="Default_20_Paragraph_20_Font"><text:span text:style-name="T2">r</text:span></text:span>obur aut sanguinis fluxus mutetur aut in.<text:line-break/>imbecillitatem pulsus prolabantur-, aut aliqui sudores ipso<text:line-break/>detractionis tempore suboriantur, et ea quae Hippocrates la-<text:line-break/>bores vocat et vehementiores vomitus et immoderatiores<text:line-break/>alui deiectiones. Alter adusque animi desectum evacuationem<text:line-break/>ducendam asserit, quum quid in ea dum fit pro evacuationis<text:line-break/>portione oboriatur, non ab humore in ventriculi orificium<text:line-break/>fluente. Multoties enim ob bilem. aut pituitam illuc con-<text:line-break/>fluentem animi desectionem fieri manifeste conspicimus. Quit<text:line-break/>dam vero prorsus negant securius esse, iis quae supervenit<text:line-break/>uni prius conjectis eatenus ad laborantis vacuationem acce-<text:line-break/>dere, quam copiosa uti vacuatione. . Alii quidam etiamnum<text:line-break/>ausi sunt quandam mensuram veluti .scilicet duabus heminis<text:line-break/>Atticis circumscribere, eamque moderatam esse detractio-<text:line-break/>nem, aut paulo ampliorem aut parciorem censuerunt, quip-<text:line-break/>pe quum nos possimus ex commoderata mensura eam inve-</text:p>
      <text:p text:style-name="P2">nire, quae singulis quibus venae fecunda est pro aetatum,<text:line-break/>naturarum, tempestatum et regionum ratione magis ac mi-<text:line-break/>nus congruat. Proinde Erasistratus certum frictionum nume-<text:line-break/>rum definit, quo etiamsi .ab exquifita commoderatione aber-<text:line-break/>remus, nulla noxa subsequatur, interea de venae secti<text:span text:style-name="Default_20_Paragraph_20_Font"><text:span text:style-name="T2">o</text:span></text:span>ne<text:line-break/>nihil prorsirs l<text:span text:style-name="Default_20_Paragraph_20_Font"><text:span text:style-name="T2">o</text:span></text:span>quitur. Ego siquidem certo scio ipsimi et de<text:line-break/>venis ipsis incidendis non paucascripsisse,learumque maxime .<text:line-break/>Hippocratem saepe meminisse , interdum ejus quae infra p<text:span text:style-name="Default_20_Paragraph_20_Font"><text:span text:style-name="T2">o-<text:line-break/></text:span></text:span>plitem propeque malleolum est, interdum et istius quae lo<text:line-break/>fronte recta est, earumque praeterea quae fub lingua jacenti<text:line-break/>De venis enim cubiti quid quoque dicendum est, ut quod<text:line-break/>non c<text:span text:style-name="Default_20_Paragraph_20_Font"><text:span text:style-name="T2">o</text:span></text:span>nticuisset Erasistratus, utrum omnes in omnibus m<text:span text:style-name="Default_20_Paragraph_20_Font"><text:span text:style-name="T2">o</text:span></text:span>r-<text:line-break/>bis fecaudae sunt, an, quemadmodum imperavit Hippocra-<text:line-break/>tes, aliae in aliis? Ejus enim ita accurate scribentis universa<text:line-break/>id munus pr<text:span text:style-name="Default_20_Paragraph_20_Font"><text:span text:style-name="T2">o</text:span></text:span>prium fuerat quandam mensuram in tanto<text:line-break/>praesidio. definire, ac quam de venis haberet sententiam,<text:line-break/>quemadmodum caeteri mediet factitarunt, ascribere. Quidam<text:line-break/>nihil interesse dicebant quamcunque venam quis fecere vo-</text:p>
      <text:p text:style-name="P2">luerit : ex earum enim unaquaqne universum aequaliter va-<text:line-break/>ortari profitebantur. Nonnulli plurimam ac in ea re contin-<text:line-break/>gere diversitatem arbitrabantur. Nam ipsarum aliquas cele-<text:line-break/>rius, nonnullas longiori tempore partem affectam evacuare<text:line-break/>asserebant. Qui igitur nihil eorum fcripferit neque menfu-.<text:line-break/>rae detractionis sanguinis fcopos desiluerat, perspicuum est<text:line-break/>eum universas has rationes ideo praetermifisse , quod hoc<text:line-break/>praesidio nunquam sit u<text:span text:style-name="Default_20_Paragraph_20_Font"><text:span text:style-name="T2">t</text:span></text:span>us. Quemadmodum enim qui nun-<text:line-break/>quam in aegroto cataplasmatis usus est, is et inferum disse-<text:line-break/>rentias aut praeparationes aut <text:span text:style-name="Default_20_Paragraph_20_Font"><text:span text:style-name="T2">adm</text:span></text:span>o<text:span text:style-name="Default_20_Paragraph_20_Font"><text:span text:style-name="T2">vendi</text:span></text:span> occasionem aut<text:line-break/>utendi modum describere nequaquam potest, ad .eos vero<text:line-break/>qui illa, ut Erasistratus u<text:span text:style-name="Default_20_Paragraph_20_Font"><text:span text:style-name="T2">t</text:span></text:span>us est, usurparunt de horum sin-<text:line-break/>gulis disserere pertinet: eodem pacto quicunque -venae sie-<text:line-break/>ctione penitus non utuntur, occasionem et utendi modum et<text:line-break/>menfirrae scopes scribere nequeunt. Verum qui illa utuntur,<text:line-break/>eos in primis ac de his multoque magis de venarum dissis-<text:line-break/>nentia distincte tractare operae pretium est, etsi nihil aliud<text:line-break/>saltem tanti momenti, ut nihil intersit hanc ante aliam fe-</text:p>
      <text:p text:style-name="P2">care, quum cunctae inflammatas partes peraeque evacuare<text:line-break/>possint.</text:p>
      <text:h text:style-name="Heading_20_2" text:outline-level="2">Cap. V. </text:h>
      <text:p text:style-name="P7">At nihil quicquam eorum <text:span text:style-name="Default_20_Paragraph_20_Font"><text:span text:style-name="T2">quae dicta sunt<text:line-break/></text:span></text:span>scribere, ac usum omnem auxilii t<text:span text:style-name="Default_20_Paragraph_20_Font"><text:span text:style-name="T2">o</text:span></text:span>llere eo in affectu qui<text:line-break/><text:span text:style-name="Default_20_Paragraph_20_Font"><text:span text:style-name="T2">praesidium</text:span></text:span> illud p<text:span text:style-name="Default_20_Paragraph_20_Font"><text:span text:style-name="T2">o</text:span></text:span>tissimum efflagitare creditus est, qua ra-<text:line-break/>tione quis conspicuo exemplo esse non dice<text:span text:style-name="Default_20_Paragraph_20_Font"><text:span text:style-name="T2">r</text:span></text:span>e Erasistratum<text:line-break/>hoc auxilio nunquam usum fuisse? Quid enim difficultatis<text:line-break/>erat , quum in febrium curatione hisce verbis ita scriberet :.<text:line-break/><text:span text:style-name="Default_20_Paragraph_20_Font"><text:span text:style-name="T2">Jtaque per initia m</text:span></text:span>o<text:span text:style-name="Default_20_Paragraph_20_Font"><text:span text:style-name="T2">rb</text:span></text:span>o<text:span text:style-name="Default_20_Paragraph_20_Font"><text:span text:style-name="T2">rum ac insiammationu</text:span></text:span>m <text:span text:style-name="Default_20_Paragraph_20_Font"><text:span text:style-name="T2">generati</text:span></text:span>o.<text:line-break/><text:span text:style-name="Default_20_Paragraph_20_Font"><text:span text:style-name="T2">ne</text:span></text:span>s o<text:span text:style-name="Default_20_Paragraph_20_Font"><text:span text:style-name="T2">mne sorbitionum ciborumque ferculum auferendum<text:line-break/>est</text:span></text:span>, si hic ascripsisset, utendum vero venae sectione, quo t<text:span text:style-name="Default_20_Paragraph_20_Font"><text:span text:style-name="T2">o-<text:line-break/></text:span></text:span>tius ejus orationis feries esset ejusmodi: <text:span text:style-name="Default_20_Paragraph_20_Font"><text:span text:style-name="T2">Per morborum ini-<text:line-break/>tia et insiammationum generati</text:span></text:span>o<text:span text:style-name="Default_20_Paragraph_20_Font"><text:span text:style-name="T2">nes</text:span></text:span> o<text:span text:style-name="Default_20_Paragraph_20_Font"><text:span text:style-name="T2">mni</text:span></text:span>s <text:span text:style-name="Default_20_Paragraph_20_Font"><text:span text:style-name="T2">sorbitionum ci-<text:line-break/>borumque oblatio auferenda, venaeque sectio celebranda effi<text:line-break/>Jnstammatione</text:span></text:span>s <text:span text:style-name="Default_20_Paragraph_20_Font"><text:span text:style-name="T2">-enim subrium pr</text:span></text:span>o<text:span text:style-name="Default_20_Paragraph_20_Font"><text:span text:style-name="T2">creatrice</text:span></text:span>s <text:span text:style-name="Default_20_Paragraph_20_Font"><text:span text:style-name="T2">plerumque ex<text:line-break/>repletione fiunt. </text:span></text:span>S<text:span text:style-name="Default_20_Paragraph_20_Font"><text:span text:style-name="T2">i ergo in huiu</text:span></text:span>smo<text:span text:style-name="Default_20_Paragraph_20_Font"><text:span text:style-name="T2">di temporibu</text:span></text:span>s <text:span text:style-name="Default_20_Paragraph_20_Font"><text:span text:style-name="T2">exhi—<text:line-break/>beantur sarcula , eaque tum concocti</text:span></text:span>o. <text:span text:style-name="Default_20_Paragraph_20_Font"><text:span text:style-name="T2">tum distributio pr</text:span></text:span>o<text:line-break/>suis <text:span text:style-name="Default_20_Paragraph_20_Font"><text:span text:style-name="T2">actiontbu</text:span></text:span>s <text:span text:style-name="Default_20_Paragraph_20_Font"><text:span text:style-name="T2">deferant et vaso nutriment</text:span></text:span>o <text:span text:style-name="Default_20_Paragraph_20_Font"><text:span text:style-name="T2">impleantur,</text:span></text:span></text:p>
      <text:p text:style-name="P2"><text:span text:style-name="Default_20_Paragraph_20_Font"><text:span text:style-name="T2">etiamnum maximas ac vehementes instammationes fieri con-<text:line-break/>tinget</text:span></text:span>. Melius itaque fuerit cibaria nun exhibere et venam<text:line-break/>siccare. Talis equidem esset textus feries, si ille ut inediis, ita<text:line-break/>et venae sectione uti voluisset; verum quum id scriptis non<text:line-break/>addiderit, qu<text:span text:style-name="Default_20_Paragraph_20_Font"><text:span text:style-name="T2">o</text:span></text:span>m<text:span text:style-name="Default_20_Paragraph_20_Font"><text:span text:style-name="T2">o</text:span></text:span>do quis virum crediderit ejus remedii usum<text:line-break/>laudasse ? Quum ver<text:span text:style-name="Default_20_Paragraph_20_Font"><text:span text:style-name="T2">o</text:span></text:span> neque in ali<text:span text:style-name="Default_20_Paragraph_20_Font"><text:span text:style-name="T2">o</text:span></text:span> qu<text:span text:style-name="Default_20_Paragraph_20_Font"><text:span text:style-name="T2">o</text:span></text:span>dam <text:span text:style-name="Default_20_Paragraph_20_Font"><text:span text:style-name="T2">o</text:span></text:span>pere methodi<text:line-break/>medendi hoc fecisse appareat, rurfumque magis aliquis ab<text:line-break/>ipsius sententia fidem recipiet. Quis enim credere pos-<text:line-break/>fet pr<text:span text:style-name="Default_20_Paragraph_20_Font"><text:span text:style-name="T2">o</text:span></text:span>lixae orati<text:span text:style-name="Default_20_Paragraph_20_Font"><text:span text:style-name="T2">o</text:span></text:span>nis <text:span text:style-name="Default_20_Paragraph_20_Font"><text:span text:style-name="T2">virum</text:span></text:span> Erasistratunr neglexisse vel <text:span text:style-name="Default_20_Paragraph_20_Font"><text:span text:style-name="T2">t</text:span></text:span>e-<text:line-break/>mel <text:span text:style-name="Default_20_Paragraph_20_Font"><text:span text:style-name="T2">t</text:span></text:span>uis quae scripsit <text:span text:style-name="Default_20_Paragraph_20_Font"><text:span text:style-name="T2">o</text:span></text:span>peribus quatu<text:span text:style-name="Default_20_Paragraph_20_Font"><text:span text:style-name="T2">o</text:span></text:span>r aut quinque syllabas<text:line-break/>addere? Ego itaque etiamsi nullus Erasistrati liber superest-<text:line-break/>fet, fed jam omnes jacturam subiissent, qualem propemodum<text:line-break/>subire periclitantur Chrysippi <text:span text:style-name="Default_20_Paragraph_20_Font"><text:span text:style-name="T2">libri</text:span></text:span>, in ea re <text:span text:style-name="Default_20_Paragraph_20_Font"><text:span text:style-name="T2">tamen</text:span></text:span> difcipu-<text:line-break/>lis illius magis crediderim in praecept<text:span text:style-name="Default_20_Paragraph_20_Font"><text:span text:style-name="T2">o</text:span></text:span>ris verba jurantibus<text:line-break/>quam iis qui neque Erasistratum ipsum unquam viderunt,<text:line-break/>nullumque ejus discipulum, ne etiam ex iis qui discendi gra-<text:line-break/>tia-ad illum accederent, aut qui cum his commercium habe-<text:line-break/>rent, fed p<text:span text:style-name="Default_20_Paragraph_20_Font"><text:span text:style-name="T2">o</text:span></text:span>st t<text:span text:style-name="Default_20_Paragraph_20_Font"><text:span text:style-name="T2">o</text:span></text:span>t a<text:span text:style-name="Default_20_Paragraph_20_Font"><text:span text:style-name="T2">n</text:span></text:span>norum secula audacter ea pr<text:span text:style-name="Default_20_Paragraph_20_Font"><text:span text:style-name="T2">o</text:span></text:span>nunciant</text:p>
      <text:p text:style-name="P2">quae neque ipsi noverunt nequo ab aliquo qui noverit audi—<text:line-break/>verunt, neque Erasistiatum adusque quatuor vel qui<text:span text:style-name="Default_20_Paragraph_20_Font"><text:span text:style-name="T2">n</text:span></text:span>que<text:line-break/>syllabas, ut protuli; scripsisse animadverterunt. suam <text:span text:style-name="Default_20_Paragraph_20_Font"><text:span text:style-name="T3">τέμνειν<text:line-break/>φλέβα, </text:span></text:span><text:span text:style-name="Default_20_Paragraph_20_Font"><text:span text:style-name="T2">venam secare</text:span></text:span>, quatuor syllabis <text:span text:style-name="Default_20_Paragraph_20_Font"><text:span text:style-name="T2">exprimitur :</text:span></text:span> ipsa vere<text:line-break/>venae sectio quinque. Quod autem paucillum a me prius<text:line-break/>ejus contextui additum est, puta, <text:span text:style-name="Default_20_Paragraph_20_Font"><text:span text:style-name="T2">utendum der</text:span></text:span>o <text:span text:style-name="Default_20_Paragraph_20_Font"><text:span text:style-name="T2">phleb</text:span></text:span>o<text:span text:style-name="Default_20_Paragraph_20_Font"><text:span text:style-name="T2">t</text:span></text:span>o<text:span text:style-name="Default_20_Paragraph_20_Font"><text:span text:style-name="T2">mia,<text:line-break/></text:span></text:span>novem syllabis effertur. Jam ergo sileant illi .qui tum artem<text:line-break/>discentibus tum aegrotis ipsis illudunt, quum Erafistratum<text:line-break/>venae sectione usum fuisse proferunt, fed nullum de ea ser-<text:line-break/>monem lenisse; quod illa cataplafmatum olerurnque decoc-<text:line-break/>tinnis <text:span text:style-name="Default_20_Paragraph_20_Font"><text:span text:style-name="T2">c</text:span></text:span>o<text:span text:style-name="Default_20_Paragraph_20_Font"><text:span text:style-name="T2">nfati</text:span></text:span>o<text:span text:style-name="Default_20_Paragraph_20_Font"><text:span text:style-name="T2">ne</text:span></text:span> mult<text:span text:style-name="Default_20_Paragraph_20_Font"><text:span text:style-name="T2">o</text:span></text:span> evidentior esset. Si namque artis<text:line-break/>candidati ob id venam secare velint, quod quemadmodum<text:line-break/>venae per inedias evacuatae inflammationes solvant, ita ve-<text:line-break/>nae sectiones cunctus deinceps quos Erafistratus inediam<text:line-break/>ferre jubetsanguinis detractione curabunt. Atque h<text:span text:style-name="Default_20_Paragraph_20_Font"><text:span text:style-name="T2">o</text:span></text:span>c etiam-<text:line-break/>num pauxillum est.</text:p>
      <text:h text:style-name="Heading_20_2" text:outline-level="2">Cap. UI. </text:h>
      <text:p text:style-name="P7">Ad<text:span text:style-name="Default_20_Paragraph_20_Font"><text:span text:style-name="T2">o</text:span></text:span>lescentes autem, qui. neque de venae<text:line-break/>secti<text:span text:style-name="Default_20_Paragraph_20_Font"><text:span text:style-name="T2">o</text:span></text:span>nis mensura, neque de venis secandis quicquam audi-</text:p>
      <text:p text:style-name="P2">verint, ad hoc auxilium accedere, maximam <text:span text:style-name="Default_20_Paragraph_20_Font"><text:span text:style-name="T2">id</text:span></text:span> aegrotanti-<text:line-break/>bus laesionem adferret, qaemadmodutn retuli statim per ini-.<text:line-break/>tia. Praestiterit igitur ipsus neque prorsus venae sectionem<text:line-break/>aggredi quam citra rerum dictatum distincti<text:span text:style-name="Default_20_Paragraph_20_Font"><text:span text:style-name="T2">o</text:span></text:span>nem ad auxi-<text:line-break/>lium sese accingere. Plures enim ea rati<text:span text:style-name="Default_20_Paragraph_20_Font"><text:span text:style-name="T2">o</text:span></text:span>ne praecedenti ita<text:line-break/>perierunt quam propter e<text:span text:style-name="Default_20_Paragraph_20_Font"><text:span text:style-name="T2">o</text:span></text:span>s qui venas non secant pereunt.<text:line-break/>Nam <text:span text:style-name="Default_20_Paragraph_20_Font"><text:span text:style-name="T2">medici</text:span></text:span> seniores venas nequaquam secantes, aliis eva-<text:line-break/>cuatoriis remediis utebantur, quae longiori tempore idem ac<text:line-break/>venae sectio efficere poterant, nisi ob asseclam principem la-<text:line-break/>borantis partem aut plenitudinis exuperantiam mors aegro-<text:line-break/>tum praeoccuparet. Sed qui nunc omne febris principium<text:line-break/>venae sectione indigere putant, aegrotos non parum laedunt.<text:line-break/>Sic enim sibi ipsis de hoc auxilio persuaserunt, ac si ab Era-<text:line-break/><text:span text:style-name="Default_20_Paragraph_20_Font"><text:span text:style-name="T2">usit</text:span></text:span>ato scriptum esset, fecundum quem ego paulo ante addi-<text:line-break/>tis ipsis <text:span text:style-name="Default_20_Paragraph_20_Font"><text:span text:style-name="T2">o</text:span></text:span>rationi novem syllabis modum declaravi, qu<text:span text:style-name="Default_20_Paragraph_20_Font"><text:span text:style-name="T2">o</text:span></text:span> sen-<text:line-break/>tentis talis fieret : nam hujus ab initio meminisse satius fue-<text:line-break/>rit, Itaque circa morborum principia et instammationum<text:line-break/>generati<text:span text:style-name="Default_20_Paragraph_20_Font"><text:span text:style-name="T2">o</text:span></text:span>nes omnis f<text:span text:style-name="Default_20_Paragraph_20_Font"><text:span text:style-name="T2">o</text:span></text:span>rbitionum cibormnque <text:span text:style-name="Default_20_Paragraph_20_Font"><text:span text:style-name="T2">o</text:span></text:span>blatio auferenda</text:p>
      <text:p text:style-name="P2">est, utendum vero venae sectione. Talem enim Erasistrati<text:line-break/>sententiam non ad aegrotantium salutemlesse volunt, quum<text:line-break/>alia quidem tempora ficopique sint inediae, alia quoque ve-<text:line-break/>nae sectioni, quae ego omnia in praesenti tractatu decenti<text:line-break/>ordine explicabo. Nunc etenim quemadmodum fi illi a fenio-<text:line-break/>ribus ante persuasi novam auspicarentur palinodiam ; sic<text:line-break/>mihi quoque pr<text:span text:style-name="Default_20_Paragraph_20_Font"><text:span text:style-name="T2">o</text:span></text:span>positum immutandum est, inducendumque<text:line-break/>eos, qui temere venas secant, venas omnino non incidere.<text:line-break/>Natu ut Plat<text:span text:style-name="Default_20_Paragraph_20_Font"><text:span text:style-name="T2">o</text:span></text:span> eloquitur, minus eos aberrare consentaneum<text:line-break/>est, qui quae non norunt, ea non aggrediuntur, quam qui<text:line-break/>moliuntur quae non agnoscunt, quod et nunc isti sariunt, sibi <text:span text:style-name="Default_20_Paragraph_20_Font"><text:span text:style-name="T2">t<text:line-break/></text:span></text:span>ipsis persuadentes quod ita facilius sit invenire primum eos<text:line-break/>quibus vena fecunda esu deinde unumquodque caeterorum,<text:line-break/>quibus in omni morbo per initia ut inediam , sic venae fe-<text:line-break/>ctionem usurpant, magis autem, si veritas asserenda sit, Erasi-<text:line-break/>strati <text:span text:style-name="Default_20_Paragraph_20_Font"><text:span text:style-name="T2">s</text:span></text:span>ententiam subvertunt. Nam et venas seca<text:span text:style-name="Default_20_Paragraph_20_Font"><text:span text:style-name="T2">n</text:span></text:span>t et ex-<text:line-break/>templo quibus vena secta est, cibos exhibent, quin ille et<text:line-break/>venas secare prohibeat et haud nutrire consulat: Quum au-</text:p>
      <text:p text:style-name="P2">tem hi veritatem , n<text:span text:style-name="Default_20_Paragraph_20_Font"><text:span text:style-name="T2">o</text:span></text:span>n Erasistratum amplectantur, ipsis de-<text:line-break/>monstrandum est scriptum ab eo <text:span text:style-name="Default_20_Paragraph_20_Font"><text:span text:style-name="T2">s</text:span></text:span>ermonem in tractatu de<text:line-break/>sanguinis rejectioue non esse illi affectioni proprium, sed<text:line-break/>omni pltlegmonae communem. .Sic autem fe habet fermo.<text:line-break/><text:span text:style-name="Default_20_Paragraph_20_Font"><text:span text:style-name="T2">Nam hi</text:span></text:span>s <text:span text:style-name="Default_20_Paragraph_20_Font"><text:span text:style-name="T2">imminet in sanguini</text:span></text:span>s <text:span text:style-name="Default_20_Paragraph_20_Font"><text:span text:style-name="T2">resecti</text:span></text:span>o<text:span text:style-name="Default_20_Paragraph_20_Font"><text:span text:style-name="T2">ne , qu</text:span></text:span>o<text:span text:style-name="Default_20_Paragraph_20_Font"><text:span text:style-name="T2">d in phleg-<text:line-break/>m</text:span></text:span>o<text:span text:style-name="Default_20_Paragraph_20_Font"><text:span text:style-name="T2">ne periculum in qu</text:span></text:span>o o<text:span text:style-name="Default_20_Paragraph_20_Font"><text:span text:style-name="T2">sierre n</text:span></text:span>o<text:span text:style-name="Default_20_Paragraph_20_Font"><text:span text:style-name="T2">nsacile est. A venae vero<text:line-break/>sectione inediam l</text:span></text:span>o<text:span text:style-name="Default_20_Paragraph_20_Font"><text:span text:style-name="T2">ngo tempore t</text:span></text:span>o<text:span text:style-name="Default_20_Paragraph_20_Font"><text:span text:style-name="T2">leranti, n</text:span></text:span>e <text:span text:style-name="Default_20_Paragraph_20_Font"><text:span text:style-name="T2">virtu</text:span></text:span>s <text:span text:style-name="Default_20_Paragraph_20_Font"><text:span text:style-name="T2">ejus<text:line-break/>e</text:span></text:span>vo<text:span text:style-name="Default_20_Paragraph_20_Font"><text:span text:style-name="T2">lvatur, periculum imminet. </text:span></text:span>Sic ille de iis qui sanguinem<text:line-break/>vomunt verba facit et ea de causa eis venam fetare probi-<text:line-break/>bet. Caeterum, qu<text:span text:style-name="Default_20_Paragraph_20_Font"><text:span text:style-name="T2">o</text:span></text:span>d iple inflammati<text:span text:style-name="Default_20_Paragraph_20_Font"><text:span text:style-name="T2">o</text:span></text:span>nem sub<text:span text:style-name="Default_20_Paragraph_20_Font"><text:span text:style-name="T2">s</text:span></text:span>equi fuspica-<text:line-break/>tus sit, dum ait: offerre non facile est; hoc est dare cibaria i<text:line-break/>et a venae suctione inediam long<text:span text:style-name="Default_20_Paragraph_20_Font"><text:span text:style-name="T2">o</text:span></text:span> tempore toleranti, ne vir--<text:line-break/>tus ejus excavatur periculum imminet unicuique in conspi-<text:line-break/>cuo est. Neque enim illic ad sanguinis resectionem quis-<text:line-break/>quam proprie spectat, quo quis a venae lectione abflerrerr<text:line-break/>possit: verum utraque haec, hoc est neque pr<text:span text:style-name="Default_20_Paragraph_20_Font"><text:span text:style-name="T2">o</text:span></text:span>pter iustam-<text:line-break/>matronas cib<text:span text:style-name="Default_20_Paragraph_20_Font"><text:span text:style-name="T2">o</text:span></text:span>s dare, atque id tempore venae sectionis faci-<text:line-break/>tantibus, periculum de resolutione virium imminere; cum fe-<text:line-break/>lusibus qu<text:span text:style-name="Default_20_Paragraph_20_Font"><text:span text:style-name="T2">o</text:span></text:span>que communia suus. P<text:span text:style-name="Default_20_Paragraph_20_Font"><text:span text:style-name="T2">o</text:span></text:span>rro si diligentius animum 1</text:p>
      <text:p text:style-name="P2">adverteris, reperies Erasistrati serm<text:span text:style-name="Default_20_Paragraph_20_Font"><text:span text:style-name="T2">o</text:span></text:span>nem hunc venae sectio-<text:line-break/>nem in fabricantibus multo magis quam sanguinem fpuenti-<text:line-break/>bus detrectare: a principio enim dum sanguis rejicitm,<text:line-break/>haudquaquam vas ruptum inflammatione corripitur; at fe-<text:line-break/>brium luitia vel Erafistrato teste necessario inflammationis<text:line-break/>principium habent. <text:span text:style-name="Default_20_Paragraph_20_Font"><text:span text:style-name="T4">Proinde.fi </text:span></text:span>ad corrobora<text:span text:style-name="Default_20_Paragraph_20_Font"><text:span text:style-name="T2">n</text:span></text:span>dam rerum in-<text:line-break/>certarum fidem iis quae manifestae apparent. utendum est,<text:line-break/>nidi ego. plurima vulnera, quae priusquam aegris ven<text:span text:style-name="Default_20_Paragraph_20_Font"><text:span text:style-name="T2">i</text:span></text:span> fe-<text:line-break/>caretur, coalescebant. . Fieri .ergo nihilo secius potest, quod<text:line-break/>vas ruptum nullo pacto inflammetur, dummodo nos caetera<text:line-break/>rite administraverimus; sangninisque quantum nobis Visum<text:line-break/>fuerit in tempore evacuaverimus. Praeterea si Erasistratus<text:line-break/>dicit, quod necessarium sit tempore, quo affectae partes in-,<text:line-break/>flammatione corripiuntur, inedias sustinere, ideoque virtutem<text:line-break/>venae sectione antea dissolvere veretur, multo magis ah ipfa<text:line-break/>in febricitantibus quam in sanguinem reiicientibus nobis ca-<text:line-break/>vendunt .esu . His etenim venam ruptam -priusquam instam-<text:line-break/>matur coalescere possibile est et multo magis si . evacuati</text:p>
      <text:p text:style-name="P2">nonnulli medici signis vacuationis quantitatem definiunt, ut<text:line-break/>si aut color aut robur aut sanguinis fluxus mutetur aut in<text:line-break/>imbecillitatem pulsus prolabantur, aut aliqui sudores ipso<text:line-break/>detractionis tempore suboriantur, et ea quae Hippocrates la-.<text:line-break/>bores vocat et vehementiores vomitus et immoderatiores<text:line-break/>alvi dejectiones. Alter adusque animi desectum evacuationem<text:line-break/>ducendam asserit, quum quid in ea dum fit pro evacuationis<text:line-break/>portione oboriatur, non ab humore in ventriculi orisicium<text:line-break/>fluente. Multoties enim ob bilem aut pituitam illuc con-<text:line-break/>iluentem animi desectionem fieri manifeste conspicimus. Quia<text:line-break/>dam vero prorsus negant securius esse, iis quae superveni-<text:line-break/>unt prius conjectis eatenus ad laborantis vacuationem acce-<text:line-break/>dere, quam copiosa uti vaeuatione. Alii quidam etiamnum<text:line-break/>ausi sunt quandam mensuram veluti scilicet duabus heminis<text:line-break/>Atticis circumscribere , eam que moderatam esse detractio-<text:line-break/>nem, aut paulo ampliorem aut parciorem censuerunt, quip-<text:line-break/>pe quum nos possimus ex commodeIAta mensura eant inve-</text:p>
      <text:h text:style-name="P5" text:outline-level="2">Cap. UTI. </text:h>
      <text:p text:style-name="P7">Praeterea ne illud quidem minus clerum<text:line-break/><text:span text:style-name="Default_20_Paragraph_20_Font"><text:span text:style-name="T1">est, </text:span></text:span>qu<text:span text:style-name="Default_20_Paragraph_20_Font"><text:span text:style-name="T2">o</text:span></text:span>d Erafistratus venae sectionem neque cum mediis<text:line-break/>neque ante ipsas inedias unquam usurpavit. Veruntamen<text:line-break/>nounulli eo c<text:span text:style-name="Default_20_Paragraph_20_Font"><text:span text:style-name="T2">o</text:span></text:span>ntentionis dementiaeque pervenerunt, ut<text:line-break/>quum fermones hos audiverint, discutiendorum eorum nul-<text:line-break/>lam <text:span text:style-name="Default_20_Paragraph_20_Font"><text:span text:style-name="T2">t</text:span></text:span>a<text:span text:style-name="Default_20_Paragraph_20_Font"><text:span text:style-name="T2">n</text:span></text:span>e rationem inveniunt : tanquam vero nihil illis ob-<text:line-break/>jectum esset , propriam sermonum farraginem auspicantur<text:line-break/>unam illam sententiam in ere habentes; quam Erafistratus<text:line-break/>his verbis asserit: <text:span text:style-name="Default_20_Paragraph_20_Font"><text:span text:style-name="T2">C</text:span></text:span>o<text:span text:style-name="Default_20_Paragraph_20_Font"><text:span text:style-name="T2">nsequens etiam esi, quod circa iustam-<text:line-break/>matronis temp</text:span></text:span>or<text:span text:style-name="Default_20_Paragraph_20_Font"><text:span text:style-name="T2">a vulneratis nih</text:span></text:span>i<text:span text:style-name="Default_20_Paragraph_20_Font"><text:span text:style-name="T2">l sit osterendum - venae<text:line-break/>enim evacuatae sanguinem qui in arteria</text:span></text:span>s <text:span text:style-name="Default_20_Paragraph_20_Font"><text:span text:style-name="T2">insilierit fuci-<text:line-break/>lius sinsc</text:span></text:span>i<text:span text:style-name="Default_20_Paragraph_20_Font"><text:span text:style-name="T2">pient t qu</text:span></text:span>o<text:span text:style-name="Default_20_Paragraph_20_Font"><text:span text:style-name="T2">d ubi contigerit, insiammati</text:span></text:span>o<text:span text:style-name="Default_20_Paragraph_20_Font"><text:span text:style-name="T2">nes minus<text:line-break/>evenient. </text:span></text:span>Et sic illi persuasi, quod ipse venae sectione usus<text:line-break/>sit, hinc aperte colligi posse ajunt. Quo enim loco ipfam iue-<text:line-break/>diaui veluti evacuati<text:span text:style-name="Default_20_Paragraph_20_Font"><text:span text:style-name="T2">o</text:span></text:span>nem praesidium ille accersit, multo sane<text:line-break/>magis, inquiunt, .ad venae sectionem fe accinget. Adversus<text:line-break/>quos siquis dicat, quod per ea quae allegant Erasistratum<text:line-break/>quidem venae sectione ante inediam usum esse non demon-</text:p>
      <text:p text:style-name="P2">strent, fied potius consequens esse ostendant, quod ipse post-<text:line-break/>ea illam usurpaverit: isti hunc ridentes. Tu tandem ajunt<text:line-break/>quid consequens sit cognoscis, Erafistratus autem non cogno-<text:line-break/>vit? quasi vero ille ingenio exercitato non fuerit praeditus,<text:line-break/>tuque illo multo sis promptior, ac rationibus magis polleas.<text:line-break/>Si itaque volueris, illi, ut te discendi causa frequentet, con-<text:line-break/>sulemus, quo scllicet quid ad quamque rem vel consequens<text:line-break/>vel pugnans sit cognoscere assuescat. Atque his verbis ha-<text:line-break/>bitis illinc discedunt: in posterum vero, ut collocutoribus<text:line-break/>aliquam contumeliam inurant, adjungunt sibi hominum per-<text:line-break/>frictae frontis catervam adeo copiofam, ut prae illorum cla-<text:line-break/>moribus nemo loqui quicquam possit, ejusrnodique finem<text:line-break/>congressuum statuunt. Sed nos impraesentiarum eum non<text:line-break/>quaerimus, qui convicia spargenti vices referat, verum in<text:line-break/>primis quidem num Erafistratus venae sectione aliquando<text:line-break/>sit usus ? Secundo autem, quasnam hoc auxilium vires ha-<text:line-break/>beat, indagamus. Atqui horum utrius que proprie habentur<text:line-break/>demonstrationes. Quod enim. hunc venae sectione non sit<text:line-break/>usus,. testantur et monimenta illius et discipuli fide dignis-<text:line-break/>simi, Chrysippique universum audrturiuur. Caeterum de au-</text:p>
      <text:p text:style-name="P2">xilii hujus facultatibus non eadem est ratio: nam de his<text:line-break/>enunciata quaedam quam verissima, necn<text:span text:style-name="Default_20_Paragraph_20_Font"><text:span text:style-name="T2">o</text:span></text:span>n et conclusiones<text:line-break/>selectae afferuntur. Praeterea siquis istis quoque posthabitis,<text:line-break/>solum rerum ordinem sequi voluerit, vel sic scripta Erasi-<text:line-break/>strati, quia nihil tale in bis proditum sit modis omnibus<text:line-break/>periclitabitur. Reputa igitur haec in animo, praesertim ex-<text:line-break/>ordio illinc sumpto, ubi ille in libro de rejectione sanguinis<text:line-break/>Chryfippum laudibus extollens, quod loco venae sectionis<text:line-break/>membra vinculis excipere consuevisset, haec ad verbum<text:line-break/>scripsit: <text:span text:style-name="Default_20_Paragraph_20_Font"><text:span text:style-name="T2">H</text:span></text:span>o<text:span text:style-name="Default_20_Paragraph_20_Font"><text:span text:style-name="T2">c</text:span></text:span> a<text:span text:style-name="Default_20_Paragraph_20_Font"><text:span text:style-name="T2">psum autem facere volunt ii, qui sanguine</text:span></text:span>m<text:line-break/><text:span text:style-name="Default_20_Paragraph_20_Font"><text:span text:style-name="T2">.rejicientibu</text:span></text:span>s <text:span text:style-name="Default_20_Paragraph_20_Font"><text:span text:style-name="T2">venam secant. At Ch</text:span></text:span>rY<text:span text:style-name="Default_20_Paragraph_20_Font"><text:span text:style-name="T2">sippus mult</text:span></text:span>o <text:span text:style-name="Default_20_Paragraph_20_Font"><text:span text:style-name="T2">c</text:span></text:span>o<text:span text:style-name="Default_20_Paragraph_20_Font"><text:span text:style-name="T2">nsultius<text:line-break/>agit, ut qui non solum id qu</text:span></text:span>o<text:span text:style-name="Default_20_Paragraph_20_Font"><text:span text:style-name="T2">d instat pra</text:span></text:span>e o<text:span text:style-name="Default_20_Paragraph_20_Font"><text:span text:style-name="T2">culis habeat,<text:line-break/>verum. et impendenti</text:span></text:span>s <text:span text:style-name="Default_20_Paragraph_20_Font"><text:span text:style-name="T2">peri</text:span></text:span>c<text:span text:style-name="Default_20_Paragraph_20_Font"><text:span text:style-name="T2">uli curam gerat:. adhaeret<text:line-break/>entm hi</text:span></text:span>s <text:span text:style-name="Default_20_Paragraph_20_Font"><text:span text:style-name="T2">temp</text:span></text:span>o<text:span text:style-name="Default_20_Paragraph_20_Font"><text:span text:style-name="T2">re resectioni</text:span></text:span>s <text:span text:style-name="Default_20_Paragraph_20_Font"><text:span text:style-name="T2">ex insiammati</text:span></text:span>o<text:span text:style-name="Default_20_Paragraph_20_Font"><text:span text:style-name="T2">n</text:span></text:span>e <text:span text:style-name="Default_20_Paragraph_20_Font"><text:span text:style-name="T2">periculum, in<text:line-break/>q</text:span></text:span>ii<text:span text:style-name="Default_20_Paragraph_20_Font"><text:span text:style-name="T2">o</text:span></text:span> o<text:span text:style-name="Default_20_Paragraph_20_Font"><text:span text:style-name="T2">ffierre n</text:span></text:span>o<text:span text:style-name="Default_20_Paragraph_20_Font"><text:span text:style-name="T2">n facile est, a vena</text:span></text:span>e <text:span text:style-name="Default_20_Paragraph_20_Font"><text:span text:style-name="T2">autem sectione inediam<text:line-break/>long</text:span></text:span>o <text:span text:style-name="Default_20_Paragraph_20_Font"><text:span text:style-name="T2">tempore t</text:span></text:span>o<text:span text:style-name="Default_20_Paragraph_20_Font"><text:span text:style-name="T2">leranti, ne virtu</text:span></text:span>s <text:span text:style-name="Default_20_Paragraph_20_Font"><text:span text:style-name="T2">illiu</text:span></text:span>s <text:span text:style-name="Default_20_Paragraph_20_Font"><text:span text:style-name="T2">e</text:span></text:span>v<text:span text:style-name="Default_20_Paragraph_20_Font"><text:span text:style-name="T2">olvatur perim</text:span></text:span>i-.<text:line-break/><text:span text:style-name="Default_20_Paragraph_20_Font"><text:span text:style-name="T2">sum imminet</text:span></text:span>. Atqui hic causam non adjecit, ob quam tem-<text:line-break/>pore inflammationis inediam iiijungat, utpote quae ab illo<text:line-break/>declarata est, quum in bane sententiam scriberet: <text:span text:style-name="Default_20_Paragraph_20_Font"><text:span text:style-name="T2">Conso-</text:span></text:span></text:p>
      <text:p text:style-name="P2"><text:span text:style-name="Default_20_Paragraph_20_Font"><text:span text:style-name="T2">quens est, qu</text:span></text:span>o<text:span text:style-name="Default_20_Paragraph_20_Font"><text:span text:style-name="T2">d vulneratis circa instammationis tempora<text:line-break/>nihil sit asserendum; venae enim</text:span></text:span> e<text:span text:style-name="Default_20_Paragraph_20_Font"><text:span text:style-name="T2">vacuatae sanguinem, qui<text:line-break/>in arterias institerit, facilius susc</text:span></text:span>i<text:span text:style-name="Default_20_Paragraph_20_Font"><text:span text:style-name="T2">pient : qu</text:span></text:span>o<text:span text:style-name="Default_20_Paragraph_20_Font"><text:span text:style-name="T2">d ubi contige-<text:line-break/>rit, instammati</text:span></text:span>o<text:span text:style-name="Default_20_Paragraph_20_Font"><text:span text:style-name="T2">nes minus c</text:span></text:span>o<text:span text:style-name="Default_20_Paragraph_20_Font"><text:span text:style-name="T2">ntingent</text:span></text:span>. Quapropter ille ine-<text:line-break/>diss tempore inflammationis ea causa laudat, quia illae venas<text:line-break/>evacuent, verum si ambas has sententias in unum redegeris,<text:line-break/>sermo integer talis erit; Chryfippus sane recte fecit, qui non<text:line-break/>sccuerit venam iis qui sanguinem repetebant eo quod illi<text:line-break/>paulo post evacuatorio. auxilio, puta inedia, indigebant. Prae-<text:line-break/>terea idem iste sermo. si compendiosius quoque dicatur, ejus-<text:line-break/>modi erit; Sanguinem reicientes nequaquam sunt evacuandi,<text:line-break/>quia paulo post. inflammatione ingruente evacuatione opus<text:line-break/>habebunt. Etiam vero clarius is h<text:span text:style-name="Default_20_Paragraph_20_Font"><text:span text:style-name="T2">o</text:span></text:span>c pacto explicaretur; Ante<text:line-break/>inflammationis tempus venas evacuare non licet, ipsis quippe<text:line-break/>evacuatis inflammationes cessant. At sermo iste- evidenter<text:line-break/>sibi ipsi repugnat, nisi siquis suppetias illi laturus duo haec<text:line-break/>temere adiiciat, quod videlicet melius sit ut corpus per in-<text:line-break/>flammationis tempus evacuetur, non ante: quodque media</text:p>
      <text:p text:style-name="P2">sit magis quam ipfa venae sectio usurpanda. Sed si haec<text:line-break/>dicat, nos hunc neque quod prop<text:span text:style-name="Default_20_Paragraph_20_Font"><text:span text:style-name="T2">o</text:span></text:span>situm suerat demonstrasse,<text:line-break/>neque sibimet consentanea dixisse, respondebimus : in hocque<text:line-break/>has partes discrepare dicemus, quod ordinem sermonum non<text:line-break/>observent. omnibus enim hominibus, qui praesertim tantum<text:line-break/>me<text:span text:style-name="Default_20_Paragraph_20_Font"><text:span text:style-name="T2">n</text:span></text:span>tis possident, ut consideratione etiam pauxillum quid<text:line-break/>consequi possint, perspicuum est quod huic qui sanguinem<text:line-break/>in arterias tra<text:span text:style-name="Default_20_Paragraph_20_Font"><text:span text:style-name="T2">n</text:span></text:span>silientem per evacuationem venarum ad pro-<text:line-break/>prium locum reducere velit, id primo quoque tempore sit<text:line-break/>faciendum. Manifestum etiam est quod evacuatorio auxilio<text:line-break/>quam celerrime utendum sit, ut quo et brevissimo temporis<text:line-break/>fpatio et sine ulla corporis perturbatione evacuationem<text:line-break/>quamvis perficere possimus. . Qua<text:span text:style-name="Default_20_Paragraph_20_Font"><text:span text:style-name="T2">n</text:span></text:span>tum enim inediae persaepe<text:line-break/>laedant, superius dem<text:span text:style-name="Default_20_Paragraph_20_Font"><text:span text:style-name="T2">o</text:span></text:span>nstratum est. Proinde in hunc modum.<text:line-break/>alicui dicere integrum erit .Arbitror equidem ridendos esse<text:line-break/>eos, qui Erasistratuin quandoque sanguinem repetentibus ve-<text:line-break/>nam secuisse putant, quandaquidem ubi inediam tanquam<text:line-break/>evacuatorjum praesidium laudat, multo hercle magis ipsam</text:p>
      <text:p text:style-name="P3">venae sectionem laudaturus fuerit: ubi quoque inflammatio-<text:line-break/>nis tempore evacuatione opus esse arbitratur , sub illius ini-<text:line-break/>tium magis quam quum futura est ipsam laudaturum fuisse<text:line-break/>in confesso esu Neque etenim Erasistratus rerum adeo im-<text:line-break/>peritus erat, ut non multo citius sanguinem ex arteriis in<text:line-break/>venas reduci putaret, quum neque circa insultus initium ille<text:line-break/>vehementer esset densatus , neque a calore febrili tantopere<text:line-break/>eliquatus , ut ob id crassiusculus efficeretur. Nam, qui hoc<text:line-break/>ipsum assereret sumet potius deridendum quam illos quos ac-<text:line-break/>eusat exhibere : quandoquidem quuui Erasistratus ipse fcri-<text:span text:style-name="Default_20_Paragraph_20_Font"><text:span text:style-name="T2">i<text:line-break/></text:span></text:span>bat venae sectionis ulum ea caula non esse usurpandum, quia<text:line-break/>inflammationis tempore longe melius sit, .ut assumptionem<text:line-break/>evitemus.</text:p>
      <text:h text:style-name="Heading_20_2" text:outline-level="2">Cap. VHI. </text:h>
      <text:p text:style-name="P8">Contine<text:span text:style-name="Default_20_Paragraph_20_Font"><text:span text:style-name="T2">r</text:span></text:span>e insanabile aut omnino curatu dif-<text:line-break/>ficile, qualia et haemorrhoidibus accidunt. At quum nos mem-<text:line-break/>brorum deligaturas diceremus repletionem absque venae fe-<text:line-break/>ctione adducere ad fe fe esse idoneas, illelroc ait impossibile in<text:line-break/>plethoris esse, ob quas ipse Erasistratus brachia .manusque ac</text:p>
      <text:p text:style-name="P2">tibias aduri dixit, fierique id, quia vasa pr<text:span text:style-name="Default_20_Paragraph_20_Font"><text:span text:style-name="T2">o</text:span></text:span>pter sanguinis<text:line-break/>multitudinem intenderentur. Qua ratione erg<text:span text:style-name="Default_20_Paragraph_20_Font"><text:span text:style-name="T2">o</text:span></text:span> in illa id quod<text:line-break/>inprofundo est delabi amplius, quum et sineillo ne ipsarum-<text:line-break/>pantur periclitari jam videntur? Atqui jam declaravimus, quod<text:line-break/>Erafistratus Chrysippum laudaverit non apposita, ut ego nu<text:span text:style-name="Default_20_Paragraph_20_Font"><text:span text:style-name="T2">n</text:span></text:span>c<text:line-break/>scribendo faciam, aliqua serm<text:span text:style-name="Default_20_Paragraph_20_Font"><text:span text:style-name="T2">o</text:span></text:span>nis distinctione, verum abfo-<text:line-break/>lute sententiam suam p<text:span text:style-name="Default_20_Paragraph_20_Font"><text:span text:style-name="T2">r</text:span></text:span>odens. oratio .namque sic habet;<text:line-break/>Deligationes vero laneis vinculis circa alas ipsas ac inguina<text:line-break/>faciendae. Deligati<text:span text:style-name="Default_20_Paragraph_20_Font"><text:span text:style-name="T2">o</text:span></text:span>nes enim, inquit, faciendae, neque iute-<text:line-break/>rim utrum hoc auxilium ple tiro ri cis solis nihil commodi af-<text:line-break/>ferat, aliisque e diverso emolument<text:span text:style-name="Default_20_Paragraph_20_Font"><text:span text:style-name="T2">o</text:span></text:span> sit futurum sermoni ad-<text:line-break/>didit, sed simpliciter pr<text:span text:style-name="Default_20_Paragraph_20_Font"><text:span text:style-name="T2">o</text:span></text:span>nunciavit, qu<text:span text:style-name="Default_20_Paragraph_20_Font"><text:span text:style-name="T2">o</text:span></text:span> de <text:span text:style-name="Default_20_Paragraph_20_Font"><text:span text:style-name="T2">o</text:span></text:span>mnibus dictum<text:line-break/>istud intelligamus. Atqui, ajebat ille, si de omnibus. id intel-<text:line-break/>Iigendum esset, ipfemet istud declarasset in hunc modum scri-<text:line-break/>bens; Deligationes in omnibus faciendae, verum simpliciter<text:line-break/>protulit, Deligationes laneis vinculis circa alas iuguinaque<text:line-break/>faciendae, eo quod nos ipsi suspicari possemus orationem<text:line-break/>hanc de illis tantum habitam esse, in quibus ad membra fan-<text:line-break/>guinem transferri possibile est : nam in quibus id fieri nequit,</text:p>
      <text:p text:style-name="P2">ne vincula quidem eorum membris sunt adjicienda. Cur er-<text:line-break/>go, ajebamus nos, hoc quod nunc dicis Erafistratus non<text:line-break/>scripsit? an quia iis, qui adeo repleti sunt, ut eis brachia<text:line-break/>tibiaeque ac cubiti adurantur, sanguinem subtrahere neces-<text:line-break/>sariunt sit, caeteris vero sola membrorum dqligatio sufficiat ?<text:line-break/>Quoniam, inquit, non hominibus vulgaribus scripsit, verum<text:line-break/>iis, qui ea quae res ipsas necessario consequuntur cognoscere<text:line-break/>atque operari p<text:span text:style-name="Default_20_Paragraph_20_Font"><text:span text:style-name="T2">o</text:span></text:span>ssint, imp<text:span text:style-name="Default_20_Paragraph_20_Font"><text:span text:style-name="T2">o</text:span></text:span>ssiblliaque nequaquam aggredi in<text:line-break/>animum inducant. Nonne erg<text:span text:style-name="Default_20_Paragraph_20_Font"><text:span text:style-name="T2">o</text:span></text:span> , inquiebamus, si aliquando<text:line-break/>plethorica dispositi<text:span text:style-name="Default_20_Paragraph_20_Font"><text:span text:style-name="T2">o</text:span></text:span> corpus occupaverit, etiamsi Erafistratus<text:line-break/>istud non scripserit, venae .sectione opus esse dices? In con-<text:line-break/>fesso enim est quod hoc omnibus cognitum sit ideoque ah<text:line-break/>Erafistrato non est descriptum: caeteros namque affectus<text:line-break/>quicunque .sine <text:span text:style-name="Default_20_Paragraph_20_Font"><text:span text:style-name="T2">r</text:span></text:span>epletione fiunt, E<text:span text:style-name="Default_20_Paragraph_20_Font"><text:span text:style-name="T2">r</text:span></text:span>afistratus. seorsum mederi<text:line-break/>jussit. Verum quum ille ad haec obstreperet, primum quidem<text:line-break/>hortatus eum sum, ut sententiam ex tertie de febribus de-<text:line-break/>scriptam audiret : deinde vero et eam, quae in priore de Sa-<text:line-break/>talaribus commentario habetur. Nam quae in tertio de Fe-<text:line-break/>bribus reperitur haec est : <text:span text:style-name="Default_20_Paragraph_20_Font"><text:span text:style-name="T2">igitur circa aegritudinum prsu-</text:span></text:span></text:p>
      <text:p text:style-name="P2"><text:span text:style-name="Default_20_Paragraph_20_Font"><text:span text:style-name="T2">cipia ac insiammati</text:span></text:span>o<text:span text:style-name="Default_20_Paragraph_20_Font"><text:span text:style-name="T2">num generatione</text:span></text:span>s <text:span text:style-name="Default_20_Paragraph_20_Font"><text:span text:style-name="T2">omni</text:span></text:span>s <text:span text:style-name="Default_20_Paragraph_20_Font"><text:span text:style-name="T2">ciborum sar-<text:line-break/>bition un</text:span></text:span>i<text:span text:style-name="Default_20_Paragraph_20_Font"><text:span text:style-name="T2">que oblati</text:span></text:span>o <text:span text:style-name="Default_20_Paragraph_20_Font"><text:span text:style-name="T2">subtrahenda est, plerumque enim in-<text:line-break/>siammatione</text:span></text:span>s, <text:span text:style-name="Default_20_Paragraph_20_Font"><text:span text:style-name="T2">quaescbres suscitant, ex repletione fiunt. si<text:line-break/>ergo in huiu</text:span></text:span>s<text:span text:style-name="Default_20_Paragraph_20_Font"><text:span text:style-name="T2">modi temporibu</text:span></text:span>s <text:span text:style-name="Default_20_Paragraph_20_Font"><text:span text:style-name="T2">oblatione</text:span></text:span>s <text:span text:style-name="Default_20_Paragraph_20_Font"><text:span text:style-name="T2">dentur et ea</text:span></text:span>s <text:span text:style-name="Default_20_Paragraph_20_Font"><text:span text:style-name="T2">con-<text:line-break/>c</text:span></text:span>o<text:span text:style-name="Default_20_Paragraph_20_Font"><text:span text:style-name="T2">ctio .distributioque pr</text:span></text:span>o <text:span text:style-name="Default_20_Paragraph_20_Font"><text:span text:style-name="T2">suarum acti</text:span></text:span>o<text:span text:style-name="Default_20_Paragraph_20_Font"><text:span text:style-name="T2">num facultate vicissim<text:line-break/>d</text:span></text:span>i<text:span text:style-name="Default_20_Paragraph_20_Font"><text:span text:style-name="T2">stribuant, venaeque alimento impleantur, adhuc l</text:span></text:span>o<text:span text:style-name="Default_20_Paragraph_20_Font"><text:span text:style-name="T2">nge<text:line-break/>mai</text:span></text:span>o<text:span text:style-name="Default_20_Paragraph_20_Font"><text:span text:style-name="T2">re</text:span></text:span>s <text:span text:style-name="Default_20_Paragraph_20_Font"><text:span text:style-name="T2">ac vehementiore</text:span></text:span>s <text:span text:style-name="Default_20_Paragraph_20_Font"><text:span text:style-name="T2">insiammatione</text:span></text:span>s <text:span text:style-name="Default_20_Paragraph_20_Font"><text:span text:style-name="T2">saepenumer</text:span></text:span>o <text:span text:style-name="Default_20_Paragraph_20_Font"><text:span text:style-name="T2">fieri<text:line-break/>accidit</text:span></text:span>. His verbis Erasistratus nomen repletionis aperte deti<text:line-break/>scripsit, modum que illius curandi tradens inediae comate-<text:line-break/>minit, venae vero sectionem silentio pla<text:span text:style-name="Default_20_Paragraph_20_Font"><text:span text:style-name="T2">n</text:span></text:span>e praeteriit. Qua-<text:line-break/>propter ad Erasistrateum illum me convertens; Quater, in-<text:line-break/>quam, o amicissime, mentitus es, qua<text:span text:style-name="Default_20_Paragraph_20_Font"><text:span text:style-name="T2">n</text:span></text:span>doquidem Erasistratum<text:line-break/>repleti<text:span text:style-name="Default_20_Paragraph_20_Font"><text:span text:style-name="T2">o</text:span></text:span>nis medica<text:span text:style-name="Default_20_Paragraph_20_Font"><text:span text:style-name="T2">n</text:span></text:span>dae rati<text:span text:style-name="Default_20_Paragraph_20_Font"><text:span text:style-name="T2">o</text:span></text:span>nem separatim scripsisse patet. .<text:line-break/>Idem namque vel in priore Salutarium libro, ipfaque illius<text:line-break/>praefatione recitat, quo cuique cognitum esse possit, illum<text:line-break/>quum repletionis remedia ordine scriberet, quiduis potius<text:line-break/>quam venae sectionis meminisse. Dictio autem sic habet:<text:line-break/><text:span text:style-name="Default_20_Paragraph_20_Font"><text:span text:style-name="T2">summam in quibu</text:span></text:span>s<text:span text:style-name="Default_20_Paragraph_20_Font"><text:span text:style-name="T2">dam sanitati</text:span></text:span>s <text:span text:style-name="Default_20_Paragraph_20_Font"><text:span text:style-name="T2">curam rationemque ha-<text:line-break/>here op</text:span></text:span>o<text:span text:style-name="Default_20_Paragraph_20_Font"><text:span text:style-name="T2">rtet , ideoque qua via qui</text:span></text:span>s <text:span text:style-name="Default_20_Paragraph_20_Font"><text:span text:style-name="T2">eum, qui in repleti</text:span></text:span>o<text:span text:style-name="Default_20_Paragraph_20_Font"><text:span text:style-name="T2">ne</text:span></text:span></text:p>
      <text:p text:style-name="P2"><text:span text:style-name="Default_20_Paragraph_20_Font"><text:span text:style-name="T2">fieri consuevit, affectum cognoscere atque</text:span></text:span> o<text:span text:style-name="Default_20_Paragraph_20_Font"><text:span text:style-name="T2">bservare possit,<text:line-break/>in primis</text:span></text:span> c<text:span text:style-name="Default_20_Paragraph_20_Font"><text:span text:style-name="T2">olligendum est.</text:span></text:span> i<text:span text:style-name="Default_20_Paragraph_20_Font"><text:span text:style-name="T2">ncipiente enim ea, a diffalveu-<text:line-break/>tibus abstinendum quam maxime est : si autem illa nondum<text:line-break/>adso, antequam aegritudinis initium stat, illis utitor. At-<text:line-break/>qui plures modi extant, quibus hujusmodi affectus dessolvi<text:line-break/>potest, neque iidem cunctis quadrant. Sed de his jam<text:line-break/>ordine dicere constituimus. Qui ergo corpus laboribus<text:line-break/>exercere consueverunt, his multo praestantissimum fuerit,<text:line-break/>ut illos paulo plures quam pro consi</text:span></text:span>l<text:span text:style-name="Default_20_Paragraph_20_Font"><text:span text:style-name="T2">etudine ineant,</text:span></text:span> I<text:span text:style-name="Default_20_Paragraph_20_Font"><text:span text:style-name="T2">psis-<text:line-break/>que affectum hunc dissolvere tentent: ab exercitiis vero<text:line-break/>sudores in balneo proritent. Porro siquid sapercalesactione<text:line-break/>exiccatum est, tum pluribus lavacris uti, hisque omnibus<text:line-break/>peractis, in multa quiete longo tempore nullas oblationes asa<text:line-break/>sumentem degere, consuetum est. Plo enim tempore reple-<text:line-break/>tio summopere sustollit, praejertimque si post exercitia et<text:line-break/>lavacra quis longo temporis spatio nulla oblatione utatur,<text:line-break/>quiescatque postea aliquamdiu. Prandium vero fubtrahen-<text:line-break/>dum est, sed et coena minor felt</text:span></text:span>r<text:span text:style-name="Default_20_Paragraph_20_Font"><text:span text:style-name="T2">o assumenda. Dum qui<text:line-break/></text:span></text:span>osth<text:span text:style-name="Default_20_Paragraph_20_Font"><text:span text:style-name="T2">runsur cibi nutrimento fere careant, veluti sunt olera</text:span></text:span></text:p>
      <text:p text:style-name="P2"><text:span text:style-name="Default_20_Paragraph_20_Font"><text:span text:style-name="T2">pleraque tam cruda quani cocta cucurbitaeque ac. oucu-<text:line-break/>meres pep</text:span></text:span>o<text:span text:style-name="Default_20_Paragraph_20_Font"><text:span text:style-name="T2">nesque teneri et ficus recentes, .legumina ite</text:span></text:span>m<text:line-break/><text:span text:style-name="Default_20_Paragraph_20_Font"><text:span text:style-name="T2">cum oleribu</text:span></text:span>s <text:span text:style-name="Default_20_Paragraph_20_Font"><text:span text:style-name="T2">cocta ; panis. qu</text:span></text:span>o<text:span text:style-name="Default_20_Paragraph_20_Font"><text:span text:style-name="T2">que omni vitio careat. Nam<text:line-break/>sic universa talia partim alvum lubricam redd</text:span></text:span>a<text:span text:style-name="Default_20_Paragraph_20_Font"><text:span text:style-name="T2">nt, partim,<text:line-break/>nutrimenta, quae ex illi</text:span></text:span>s. <text:span text:style-name="Default_20_Paragraph_20_Font"><text:span text:style-name="T2">fiunt, neque c</text:span></text:span>o<text:span text:style-name="Default_20_Paragraph_20_Font"><text:span text:style-name="T2">piose neque sar</text:span></text:span>r<text:span text:style-name="Default_20_Paragraph_20_Font"><text:span text:style-name="T2">ia<text:line-break/>elsicient. Lerum a carnibus piseib usque ac omnibus. rebus<text:line-break/>cum lacte, ch</text:span></text:span>o<text:span text:style-name="Default_20_Paragraph_20_Font"><text:span text:style-name="T2">ndroque et am</text:span></text:span>y<text:span text:style-name="Default_20_Paragraph_20_Font"><text:span text:style-name="T2">lo elixatts et caeteri</text:span></text:span>s <text:span text:style-name="Default_20_Paragraph_20_Font"><text:span text:style-name="T2">id ge-<text:line-break/>nas alimentis dicto tempore abstinendum, velprorsus pau-<text:line-break/>cis utendum. Huic aut</text:span></text:span>e<text:span text:style-name="Default_20_Paragraph_20_Font"><text:span text:style-name="T2">m victus rati</text:span></text:span>o<text:span text:style-name="Default_20_Paragraph_20_Font"><text:span text:style-name="T2">ni diligenter .ob id<text:line-break/>insistendum, quo repletio jam c</text:span></text:span>o<text:span text:style-name="Default_20_Paragraph_20_Font"><text:span text:style-name="T2">nsistens secure sustollatur.<text:line-break/>Ca</text:span></text:span>e<text:span text:style-name="Default_20_Paragraph_20_Font"><text:span text:style-name="T2">terum qui corpus laboribus exercere non sunt astueti,<text:line-break/>hi</text:span></text:span>s <text:span text:style-name="Default_20_Paragraph_20_Font"><text:span text:style-name="T2">plura exercitia commodum n</text:span></text:span>o<text:span text:style-name="Default_20_Paragraph_20_Font"><text:span text:style-name="T2">n est iniungere , quas,.<text:line-break/>quam haec. .all</text:span></text:span>o<text:span text:style-name="Default_20_Paragraph_20_Font"><text:span text:style-name="T2">qui, prout plurima alia, evacuationes tutas<text:line-break/>faciant. Praeterea vero quicunque ad vomendum prop</text:span></text:span>a<text:span text:style-name="Default_20_Paragraph_20_Font"><text:span text:style-name="T2">n-<text:line-break/></text:span></text:span>sisei<text:span text:style-name="Default_20_Paragraph_20_Font"><text:span text:style-name="T2">nt,. ut a coena vom</text:span></text:span>i<text:span text:style-name="Default_20_Paragraph_20_Font"><text:span text:style-name="T2">tiones instituant, </text:span></text:span>o<text:span text:style-name="Default_20_Paragraph_20_Font"><text:span text:style-name="T2">mnibus commu-<text:line-break/>niter utile est. Ne autem ad aliquid aliud minus idon</text:span></text:span>e<text:span text:style-name="Default_20_Paragraph_20_Font"><text:span text:style-name="T2">i si-<text:line-break/>ant, vomitus ab oblati</text:span></text:span>o<text:span text:style-name="Default_20_Paragraph_20_Font"><text:span text:style-name="T2">ne non multum tempori</text:span></text:span>s <text:span text:style-name="Default_20_Paragraph_20_Font"><text:span text:style-name="T2">intercedat,<text:line-break/>sic enim cibi adhuc- in superioribus partibus existentes suci-<text:line-break/>li</text:span></text:span>ti<text:span text:style-name="Default_20_Paragraph_20_Font"><text:span text:style-name="T2">s. evomentur ; proindeque alimenta, quae ex</text:span></text:span> i<text:span text:style-name="Default_20_Paragraph_20_Font"><text:span text:style-name="T2">psis cibis</text:span></text:span></text:p>
      <text:p text:style-name="P2"><text:span text:style-name="Default_20_Paragraph_20_Font"><text:span text:style-name="T2">generantur non mult</text:span></text:span>o <text:span text:style-name="Default_20_Paragraph_20_Font"><text:span text:style-name="T2">ante v</text:span></text:span>o<text:span text:style-name="Default_20_Paragraph_20_Font"><text:span text:style-name="T2">miti</text:span></text:span>o<text:span text:style-name="Default_20_Paragraph_20_Font"><text:span text:style-name="T2">nem distributa sint. Ad<text:line-break/>haec p</text:span></text:span>i<text:span text:style-name="Default_20_Paragraph_20_Font"><text:span text:style-name="T2">isiero die lavacra se</text:span></text:span>i<text:span text:style-name="Default_20_Paragraph_20_Font"><text:span text:style-name="T2">dore</text:span></text:span>s<text:span text:style-name="Default_20_Paragraph_20_Font"><text:span text:style-name="T2">que pr</text:span></text:span>o<text:span text:style-name="Default_20_Paragraph_20_Font"><text:span text:style-name="T2">vocar</text:span></text:span>e o<text:span text:style-name="Default_20_Paragraph_20_Font"><text:span text:style-name="T2">p</text:span></text:span>o<text:span text:style-name="Default_20_Paragraph_20_Font"><text:span text:style-name="T2">rtet.<text:line-break/>Quin etiam evacuato jam corp</text:span></text:span>o<text:span text:style-name="Default_20_Paragraph_20_Font"><text:span text:style-name="T2">re atque repletione restau-<text:line-break/>rationem nacta, paulo post ad c</text:span></text:span>o<text:span text:style-name="Default_20_Paragraph_20_Font"><text:span text:style-name="T2">nsueta redeundum. </text:span></text:span>His<text:line-break/>ergo verbis Erafistratus clare per omnia indicavit qu<text:span text:style-name="Default_20_Paragraph_20_Font"><text:span text:style-name="T2">o</text:span></text:span>d ad<text:line-break/>repletionis affectum medicandum aliis omnibus^ auxiliis usus<text:line-break/>sit, venae autem factionem nunquam adhibuerit, istudque et.<text:line-break/>insequente operis parte innuit, dum in hunc modum loqui-<text:line-break/>tur: <text:span text:style-name="Default_20_Paragraph_20_Font"><text:span text:style-name="T2">H</text:span></text:span>i<text:span text:style-name="Default_20_Paragraph_20_Font"><text:span text:style-name="T2">tec vero animo</text:span></text:span> r<text:span text:style-name="Default_20_Paragraph_20_Font"><text:span text:style-name="T2">ev</text:span></text:span>o<text:span text:style-name="Default_20_Paragraph_20_Font"><text:span text:style-name="T2">lvenda sunt, quod non omne</text:span></text:span>s.<text:line-break/><text:span text:style-name="Default_20_Paragraph_20_Font"><text:span text:style-name="T2">homines ad quosvis assectus aequaliter pr</text:span></text:span>o<text:span text:style-name="Default_20_Paragraph_20_Font"><text:span text:style-name="T2">pensi sunt, sed<text:line-break/>ubi aliquando idem scmpt</text:span></text:span>o<text:span text:style-name="Default_20_Paragraph_20_Font"><text:span text:style-name="T2">ma, veluti repleti</text:span></text:span>o <text:span text:style-name="Default_20_Paragraph_20_Font"><text:span text:style-name="T2">esi, intra<text:line-break/>plurim</text:span></text:span>o<text:span text:style-name="Default_20_Paragraph_20_Font"><text:span text:style-name="T2">s c</text:span></text:span>o<text:span text:style-name="Default_20_Paragraph_20_Font"><text:span text:style-name="T2">ntingat, in omnibus ad quae consuevit l</text:span></text:span>o<text:span text:style-name="Default_20_Paragraph_20_Font"><text:span text:style-name="T2">ca im-<text:line-break/>petu scrtur et in alii</text:span></text:span>s <text:span text:style-name="Default_20_Paragraph_20_Font"><text:span text:style-name="T2">quidem ad hepar, alii</text:span></text:span>s <text:span text:style-name="Default_20_Paragraph_20_Font"><text:span text:style-name="T2">rursum ad<text:line-break/>al</text:span></text:span>n<text:span text:style-name="Default_20_Paragraph_20_Font"><text:span text:style-name="T2">um, nec desunt quibu</text:span></text:span>s <text:span text:style-name="Default_20_Paragraph_20_Font"><text:span text:style-name="T2">illa vel epilepticos affiectu</text:span></text:span>s <text:span text:style-name="Default_20_Paragraph_20_Font"><text:span text:style-name="T2">vel<text:line-break/>articulorum dolores. c</text:span></text:span>o<text:span text:style-name="Default_20_Paragraph_20_Font"><text:span text:style-name="T2">nciliet, opus esi ergo, . ut unusquis-<text:line-break/>que ea quae illi contingere c</text:span></text:span>o<text:span text:style-name="Default_20_Paragraph_20_Font"><text:span text:style-name="T2">nsueverunt considerans cu-<text:line-break/>ram assiretibus provenientibus idoneam instituat. Non enim<text:line-break/>eade</text:span></text:span>m <text:span text:style-name="Default_20_Paragraph_20_Font"><text:span text:style-name="T2">ratione ad epilepsiam inclinato, qua sanguinem spu-<text:line-break/>entt curatio exequenda: veru</text:span></text:span>m <text:span text:style-name="Default_20_Paragraph_20_Font"><text:span text:style-name="T2">illi perpetuo labore defuti—.</text:span></text:span></text:p>
      <text:p text:style-name="P2"><text:span text:style-name="Default_20_Paragraph_20_Font"><text:span text:style-name="T2">gari, hu</text:span></text:span>i<text:span text:style-name="Default_20_Paragraph_20_Font"><text:span text:style-name="T2">c autem a labori</text:span></text:span>o<text:span text:style-name="Default_20_Paragraph_20_Font"><text:span text:style-name="T2">sis exercitiis cavere operae p</text:span></text:span>ia-<text:line-break/><text:span text:style-name="Default_20_Paragraph_20_Font"><text:span text:style-name="T2">tium est; verendu</text:span></text:span>m <text:span text:style-name="Default_20_Paragraph_20_Font"><text:span text:style-name="T2">namque est ne ex d</text:span></text:span>e<text:span text:style-name="Default_20_Paragraph_20_Font"><text:span text:style-name="T2">fetigatione initium<text:line-break/>ruptionis suboriatur. sed et qui epileptici</text:span></text:span>s <text:span text:style-name="Default_20_Paragraph_20_Font"><text:span text:style-name="T2">asiectibus obn</text:span></text:span>u-<text:line-break/><text:span text:style-name="Default_20_Paragraph_20_Font"><text:span text:style-name="T2">xius est, in labore continuo ac inedia et cibi paucitate sc<text:line-break/>contineat, scequentia autem lavacra, quaeve vehementem<text:line-break/>permutati</text:span></text:span>o<text:span text:style-name="Default_20_Paragraph_20_Font"><text:span text:style-name="T2">nem asserunt, modis omnibus evitet. Quos ver</text:span></text:span>o<text:line-break/><text:span text:style-name="Default_20_Paragraph_20_Font"><text:span text:style-name="T2">renales assectus plerumque .infestant, his c</text:span></text:span>i<text:span text:style-name="Default_20_Paragraph_20_Font"><text:span text:style-name="T2">bi concoctu fuci..<text:line-break/>ies osterendi, ac lavacra astatim iniungenda ., potus. aute</text:span></text:span>m<text:line-break/><text:span text:style-name="Default_20_Paragraph_20_Font"><text:span text:style-name="T2">constringendi facultate careat, ne l</text:span></text:span>o<text:span text:style-name="Default_20_Paragraph_20_Font"><text:span text:style-name="T2">tium acrius redditu</text:span></text:span>m<text:line-break/><text:span text:style-name="Default_20_Paragraph_20_Font"><text:span text:style-name="T2">seca per quae excretio</text:span></text:span> i<text:span text:style-name="Default_20_Paragraph_20_Font"><text:span text:style-name="T2">pso scrtur, arrodati adhaec exer-<text:line-break/>citii</text:span></text:span>s <text:span text:style-name="Default_20_Paragraph_20_Font"><text:span text:style-name="T2">diu insistere huju</text:span></text:span>s<text:span text:style-name="Default_20_Paragraph_20_Font"><text:span text:style-name="T2">modi hominibu</text:span></text:span>s <text:span text:style-name="Default_20_Paragraph_20_Font"><text:span text:style-name="T2">n</text:span></text:span>o<text:span text:style-name="Default_20_Paragraph_20_Font"><text:span text:style-name="T2">xium est. Qui-<text:line-break/>bu</text:span></text:span>s <text:span text:style-name="Default_20_Paragraph_20_Font"><text:span text:style-name="T2">aute</text:span></text:span>m <text:span text:style-name="Default_20_Paragraph_20_Font"><text:span text:style-name="T2">vel ad splenem vel jecur </text:span></text:span><text:span text:style-name="Default_20_Paragraph_20_Font"><text:span text:style-name="T5">siu</text:span></text:span><text:span text:style-name="Default_20_Paragraph_20_Font"><text:span text:style-name="T4">.n</text:span></text:span><text:span text:style-name="Default_20_Paragraph_20_Font"><text:span text:style-name="T5">o </text:span></text:span><text:span text:style-name="Default_20_Paragraph_20_Font"><text:span text:style-name="T2">scrri consuevit, .<text:line-break/>hi</text:span></text:span>s. <text:span text:style-name="Default_20_Paragraph_20_Font"><text:span text:style-name="T2">a lab</text:span></text:span>o<text:span text:style-name="Default_20_Paragraph_20_Font"><text:span text:style-name="T2">ribu</text:span></text:span>s^ <text:span text:style-name="Default_20_Paragraph_20_Font"><text:span text:style-name="T2">nimi</text:span></text:span>s sci<text:span text:style-name="Default_20_Paragraph_20_Font"><text:span text:style-name="T2">gidaque ablutione abstinendum,<text:line-break/>inedii</text:span></text:span>s<text:span text:style-name="Default_20_Paragraph_20_Font"><text:span text:style-name="T2">que et paucitate potati</text:span></text:span>o<text:span text:style-name="Default_20_Paragraph_20_Font"><text:span text:style-name="T2">num ac lavacri</text:span></text:span>s <text:span text:style-name="Default_20_Paragraph_20_Font"><text:span text:style-name="T2">curatio in<text:line-break/>unive</text:span></text:span>r<text:span text:style-name="Default_20_Paragraph_20_Font"><text:span text:style-name="T2">sum pr</text:span></text:span>o<text:span text:style-name="Default_20_Paragraph_20_Font"><text:span text:style-name="T2">curanda.</text:span></text:span></text:p>
      <text:h text:style-name="Heading_20_2" text:outline-level="2">.Cap. IX. </text:h>
      <text:p text:style-name="P8">In his rursum Erasistratus suam sententiam<text:line-break/>clare ostendit. suam eos, quibus ex repletione vel sanguinis<text:line-break/>sputum veI epilepticus morbus imminet, neque fortiter pur-</text:p>
      <text:p text:style-name="P2">fantibus medicamentis evacuare unquam, neque frequenti<text:line-break/>frictione uti voluit: quae ipsa etsi debilior sit quam quae<text:line-break/>hujusmodi morbis adamussim opitulari possit, praestantior<text:line-break/>tamen non paulo una inedia existit. Frequenti enim frictione<text:line-break/>non paucos istorum evacuavimus, quum alias prae animi<text:line-break/>ignavia, neque purgans medicamentum assumere abderent<text:line-break/>neque venae <text:span text:style-name="Default_20_Paragraph_20_Font"><text:span text:style-name="T2">s</text:span></text:span>ectionem sufferrent. Siquo auxilium hoc in<text:line-break/>omnibus sufficeret, sorte quis ipso venae sectionis loco seta-<text:line-break/>per uti posset. Constat autem quod interdum multo minus de-<text:line-break/>bili usque reperiatur quam quale corporis repletio exigat,<text:line-break/>maximeque quia illi, qui frictionibus non assueverunt, si plus<text:line-break/>aequo perfricti suerint, dolorosis affectionibus illicb cerri-<text:line-break/>piantur. Nonnulli e contra densam duramquo cutim quuni<text:line-break/>habeant, etiamsi plurimam subierint frictionem, nihilominus<text:line-break/>quam paucissimam evacuationem experiuntur. At si quis me-<text:line-break/>dicus in arsis operibus diligenter versabitur, ipsa experien-<text:line-break/>tia edoctus, quantopere stomachi inanitio ad acces sendutfl<text:line-break/>paroxysmum epilepticum faciat, sine negotio cognoscet. Di .<text:line-break/>fpiciet etiam illos, qui ob solam stomachi laesam actionem</text:p>
      <text:p text:style-name="P2">epilepsiis c<text:span text:style-name="Default_20_Paragraph_20_Font"><text:span text:style-name="T2">o</text:span></text:span>rripiantur, ex media. vehemeuler laedi, : velut et<text:line-break/>Diodoro grammatico usu venit. Is enim si quando in quodam<text:line-break/>dudo literario existens famem diutius sustineret, illico epi-<text:line-break/>lepfia convellebatur. Huic itaque. praesentaneo remedio frica<text:line-break/>currebamus <text:span text:style-name="Default_20_Paragraph_20_Font"><text:span text:style-name="T4">jubent.es </text:span></text:span>ut circa tertiam aut quartam diei hos.<text:line-break/>ram panem ex vin<text:span text:style-name="Default_20_Paragraph_20_Font"><text:span text:style-name="T2">o</text:span></text:span> temperato assumeret: hocque praesta<text:line-break/>di<text:span text:style-name="Default_20_Paragraph_20_Font"><text:span text:style-name="T2">o</text:span></text:span> usus anuis permultis sanus degebat,- quippe qui hujus su-<text:line-break/>luis rei curam gerebat , ut cibos. in coena assumptos quam<text:line-break/>optime concoqueret. Aliquando autem quum propter civilia<text:line-break/>quaedam negotia in foro ad meridiem usque sine cibo per-<text:line-break/>durare cogeretur, humi prostratus denuo convulsus est. Iste<text:line-break/>-igitur, veluti indicavi, pr<text:span text:style-name="Default_20_Paragraph_20_Font"><text:span text:style-name="T2">o</text:span></text:span>pter st<text:span text:style-name="Default_20_Paragraph_20_Font"><text:span text:style-name="T2">o</text:span></text:span>machi - vitium epilepsia<text:line-break/>vexabatur. Manisestum etiam .est quod stomachus laesus, .si<text:line-break/>m<text:span text:style-name="Default_20_Paragraph_20_Font"><text:span text:style-name="T2">o</text:span></text:span>do ad hoc idoneus fuerit, alias partes n<text:span text:style-name="Default_20_Paragraph_20_Font"><text:span text:style-name="T2">o</text:span></text:span>n paucas una fe-<text:line-break/>cum exacerbet, acad conse<text:span text:style-name="Default_20_Paragraph_20_Font"><text:span text:style-name="T2">n</text:span></text:span>sum trahat .Hoc loco autem ad—<text:line-break/>vertendum est, quod in hujusmodi affectibus os -ventris sto-<text:line-break/>maesius a medicis appelletur. Caeterum vel multi ante nos:<text:line-break/>suerunt, qui hos assectus jam pern<text:span text:style-name="Default_20_Paragraph_20_Font"><text:span text:style-name="T2">o</text:span></text:span>verant, ideoque de his<text:line-break/>plenius .tractare alibi praestiterit: impraesentiarum <text:span text:style-name="T13">veros h</text:span><text:span text:style-name="T14">u-</text:span></text:p>
      <text:p text:style-name="P2">usque dictum de ipsis sit, quo obiter declaremus multos epi-<text:line-break/>Iepticos ex lolo stomacho longioribus inediis perturbato in<text:line-break/>exacerbationem incidere. Proponatur ergo homo esse adeo<text:line-break/>repletus, ut brachia et cubitos, coxas tibiasque inflammari<text:line-break/>lontiat, tempus vero anni ver incipiens: neque enim hoc<text:line-break/>ipsum exemplum perraro contingit. immo nos per id tem-<text:line-break/>poris homines saepissime hpc pacto affici conspeximus : huic<text:line-break/>accedat quod is exercitiorum ac fractionum sit penitus ex-<text:line-break/>pers, sacileque ab inediis laedatur : nobis porro investigan-<text:line-break/>dum suerit, qua ratione hunc evacuare debeamus. Numquid<text:line-break/>ergo evacuationem instituemus lavacris frequentibus aut<text:line-break/>exercitiis aut mediis vomitionibnsve a coena factis? Nant<text:line-break/>praeter haec apud Erasi stratum nulla alia repletionis reme-<text:line-break/>dia reperiuntur. Atqui ip<text:span text:style-name="Default_20_Paragraph_20_Font"><text:span text:style-name="T2">s</text:span></text:span>e exercitiis uti iis, qui id non con-<text:line-break/>fueverunt, nequaquam concedit: a lavacris etiam illos quia<text:line-break/>epilepticis affectibus obnoxii <text:span text:style-name="Default_20_Paragraph_20_Font"><text:span text:style-name="T2">s</text:span></text:span>unt, arcet: arcebit item mea<text:line-break/>quidem <text:span text:style-name="Default_20_Paragraph_20_Font"><text:span text:style-name="T2">s</text:span></text:span>ententia eosdem a vomitionibus, ut quae caput evi-<text:line-break/>denter replere <text:span text:style-name="Default_20_Paragraph_20_Font"><text:span text:style-name="T2">s</text:span></text:span>oleant. Caeterum inedia inter ea quae ca-<text:line-break/>put replent adeo eminet, ut ex illa tensio vehemens circa</text:p>
      <text:p text:style-name="P2">brachia manusque oriatur: neque tamen ea quoque ad eva-.<text:line-break/>cumulum satis virium obtinet, qui<text:span text:style-name="Default_20_Paragraph_20_Font"><text:span text:style-name="T2">n</text:span></text:span> potius siqui stomachum<text:line-break/>affici aptum habuerint, iis insignem laesionem infert. Quo-<text:line-break/>modo igitur ipsam evacuationem adornabimus? num fri-<text:line-break/>ctionibus solis, quarum Erafistratus prorsus non meminit?<text:line-break/>Praeterea fieri non potest ut illae in insuetis tot tantaeque<text:line-break/>fiant, quae sufficienter evacuent. .Aut postremo illum laneis<text:line-break/>vinculis excipiemus ? At Erafistratus hujus rei nullam hoc<text:line-break/>loco mentionem fecit, id remedium ad solam sanguinis reje-<text:line-break/>ctionem cohibendam referens. Concipiatur autem in animo,<text:line-break/>quod etiam de hoc ipso confideretis fatis luculenta sit facta:,<text:line-break/>verum tamen illis, qui eo repletionis venerunt ut et membra<text:line-break/>exteriora sibi aduri.putent, auxilium hoc quam molestiffi-<text:line-break/>mum ac <text:span text:style-name="Default_20_Paragraph_20_Font"><text:span text:style-name="T2">n</text:span></text:span>ullius momenti esse antea ..dictum est. Neque<text:line-break/>etiam credibile illud est ab Erasistrato in libro de sanguinis<text:line-break/>refectione recitatum, quod scilicet rej.ectionis tempore ex<text:line-break/>inflammatione periculum immineat; in quo ille ea propter<text:line-break/>aegros sine cibis degere jubet,. quoniam eorum quos curam-</text:p>
      <text:p text:style-name="P2">dos suscepimus virtutem venae sectione prius diss<text:span text:style-name="Default_20_Paragraph_20_Font"><text:span text:style-name="T2">o</text:span></text:span>lvere n<text:span text:style-name="Default_20_Paragraph_20_Font"><text:span text:style-name="T2">o</text:span></text:span>n<text:line-break/>liceat. Haudquaquam enim necesse esit ut iusiammatio reple-<text:line-break/>trement insequatur, ditm- illam evacuare praeoccupaverimus.<text:line-break/>Et quanquam id quoque,; si quis eminus consideret, in rebus<text:line-break/>salutaribus persuasibile magis quam verum videatur, Erasistra-<text:line-break/>tus tamen plenitudinem;-: quae aut epilepsiam aut rejectio-<text:line-break/>nem sanguinis effectura est, evacuare -per venae sectionem<text:line-break/>nunquam est ausus. Sic etenim in observandis Chrysippi pla-<text:line-break/>citis pertinax est, ut deque- evacuare per venae sectionem<text:line-break/>neque fortiter purgantibus- medicamentis unquam uti in ani-<text:line-break/>mum. induxerit. Atqui- tum .venae suctione. tum .purgatione<text:line-break/>aliqua plenitudinem. commodissime evacuare poterat. Tamen<text:line-break/>Erafistratus de his nihil scripsit, quemadmodum neque quum<text:line-break/>de paralysi vel- de- p<text:span text:style-name="Default_20_Paragraph_20_Font"><text:span text:style-name="T2">o</text:span></text:span>dagra ageret:. illic enim etiam in re-<text:line-break/>pletionem cau<text:span text:style-name="Default_20_Paragraph_20_Font"><text:span text:style-name="T2">t</text:span></text:span>am rejicit, ac- deinceps necne venae sectione<text:line-break/>neque aliqu<text:span text:style-name="Default_20_Paragraph_20_Font"><text:span text:style-name="T2">o</text:span></text:span> essedarium illorum et purgantium medicame<text:span text:style-name="Default_20_Paragraph_20_Font"><text:span text:style-name="T2">n-<text:line-break/></text:span></text:span>t<text:span text:style-name="Default_20_Paragraph_20_Font"><text:span text:style-name="T2">o</text:span></text:span>rum utitur. Praeterea opinionem <text:span text:style-name="Default_20_Paragraph_20_Font"><text:span text:style-name="T2">t</text:span></text:span>uam in libro defangui-<text:line-break/>nis. reiectione longe clarius prodidit, idque in illa operis<text:line-break/>parte, ubi homines quosdam ex consuetae excretionis reten-</text:p>
      <text:p text:style-name="P2">tione, sanguinis resectionis periculo <text:span text:style-name="Default_20_Paragraph_20_Font"><text:span text:style-name="T2">s</text:span></text:span>ubesse asserit. Quum<text:line-break/>namque inter alia retentionum genera haemorrhoidum quo-<text:line-break/>que cohibitionem annumeraret, non simpliciter has evacua-<text:line-break/>tione indigere ait: verum prout in caeteris operibus consue-<text:line-break/>vit, sic et ibi omnes quas ipse compertas habuerat medela-<text:line-break/>rum species sola venae sectione excepta recensuit. <text:span text:style-name="Default_20_Paragraph_20_Font"><text:span text:style-name="T2">D</text:span></text:span>ictio<text:line-break/>autem sic habet: <text:span text:style-name="Default_20_Paragraph_20_Font"><text:span text:style-name="T2">Praesentibus igitur iis, quibus sanguinis<text:line-break/>exuperantia frequenter fieri consuevit, sudorum et lolii ex-<text:line-break/>cretiones quadrarent. Conveniret etiam subtractio eorum<text:line-break/>quae offeruntur, ac deambulationes in locis plan</text:span></text:span>i<text:span text:style-name="Default_20_Paragraph_20_Font"><text:span text:style-name="T2">s, non<text:line-break/>celeriter peractae. </text:span></text:span>In his rursum plenitudinem et sudoribus<text:line-break/>et lotio et inediis inambulationibusque evacuandam censens<text:line-break/>usum venae sectionis non adlubuit. Praeterea li neque prius<text:line-break/>quam inflammatio fieret, neque quum facta jam esset neque<text:line-break/>quum suturam suspicarentur , venae sectionem usurpandam<text:line-break/>in hoc libro indicavit, supervacaneum Iane suerat illum in<text:line-break/><text:span text:style-name="Default_20_Paragraph_20_Font"><text:span text:style-name="T2">s</text:span></text:span>liis operibus de eadem mentionem facere, praecipueqne post-<text:line-break/>quam curationem inflammationis aut jam factae, veluti Tui-</text:p>
      <text:p text:style-name="P2">mo de febribus , aut futurae, aut de qua suspicio esset, aut<text:line-break/>incipientis, ut ex aliis patet, longe antea descripte Iit. Verum-<text:line-break/>tamen hoc quidam ex Erasi stratam non animadvertentes d i-<text:line-break/>cere contendunt, illum evacuatori<text:span text:style-name="Default_20_Paragraph_20_Font"><text:span text:style-name="T2">o</text:span></text:span> auxilio, puta venae se-<text:line-break/>ctione, ufum fuisse, quum tamen ipsemet Erasistratus mani-<text:line-break/>feste contrarium asserat. .Nam simulatque circa inflammatio-<text:line-break/>nis tempus offerre cibos perdifficile este dixisset, ea de caula<text:line-break/>sutura jam inflammatione venae sectionis usum explosi sse le<text:line-break/>indicavit. Ista ergo oratione palam declaratur, quod qui-<text:line-break/>bus inediam consulturi sumus, eisdem a venae sectione modis<text:line-break/>omnibus interdicere debeamus. Non ergo consentaneum est,<text:line-break/>ut quis circa unum eundemque aegrotum utraque auxilia,<text:line-break/>nempe inediam et venae sectionem, usurpet. Hinc quoque<text:line-break/>perspicue patet Erasistratum, siquando is inediam aegrotis<text:line-break/>in j ungit, eo tempore venae sectione non esse usum, ac pro-<text:line-break/>pterea illius in aliis operibus, ut et superius significatum est,<text:line-break/>nullam mentionem fecisse. In omnibus enim illis, veluti<text:line-break/>declaravimus, inediam suadens venae sectionem, perperam</text:p>
      <text:p text:style-name="P2">quidem istud ille faciens, e medio sane tollit, ut a nobis alio<text:line-break/>quoque prius in opere demonstratum est : minus tamen p ec-<text:line-break/>cat quam illi, qui omnes illos, qui inedia utuntur, statim et<text:line-break/>venae Tectione opus habere existimant.- Ego enim sequenti<text:line-break/>commentario ostendere aperte conabor, quod non solum<text:line-break/>omnes illi venae sectione non indigeant,. verum ne plethorici<text:line-break/>quidem: ipsi, nisi prius qualem illa plenitudo naturam obti-<text:line-break/>neat discernatur, huicque accesserit de habitudine aetaleque.<text:line-break/>aegrotantis ,ac de tempore et regione atque constituti<text:span text:style-name="Default_20_Paragraph_20_Font"><text:span text:style-name="T2">o</text:span></text:span>ne<text:line-break/>consideratio: tum quaecunque antecesserunt, quaeve ipsum<text:line-break/>aegrotum etiammum molestant symptomata. Ob .singula enim<text:line-break/>haec permultos.venae sectionem, nonnunquam citra noxam<text:line-break/>expe<text:span text:style-name="Default_20_Paragraph_20_Font"><text:span text:style-name="T2">r</text:span></text:span>iar non posse ostendam. Praeterea et alios plerosque<text:line-break/>tibi ob oculos ponam, .qui absque .repletione quum. sint,<text:line-break/>venae sectione nihilominus tripus habenti Posteaquam autem<text:line-break/>de his sigillatim disseruero; tum et occasionem et mensuram<text:line-break/>venae rectionis ordine explicabo. Addam etiam istis eam,<text:line-break/>quae in secandis venis differentia esu Declarabitur quoque-.<text:line-break/>semestre .an.. pluries sit subtrahendum, Ad. haec vero non</text:p>
      <text:p text:style-name="P2">minore opera disquiretur, quibusnam, quum adhuc commoda<text:line-break/>valetudine fruuntur, veris tempore ves purgationem vel ve-<text:line-break/>nae <text:span text:style-name="Default_20_Paragraph_20_Font"><text:span text:style-name="T2">s</text:span></text:span>ec lienem usurpare confera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1</dc:title>
    <dc:subject/>
    <meta:initial-creator>Galien</meta:initial-creator>
    <meta:creation-date>2023-01-13T09:54:00Z</meta:creation-date>
    <dc:date>2023-01-13T10:58:01.058000000</dc:date>
    <meta:editing-cycles>5</meta:editing-cycles>
    <meta:editing-duration>PT3M7S</meta:editing-duration>
    <meta:document-statistic meta:table-count="0" meta:image-count="0" meta:object-count="0" meta:page-count="63" meta:paragraph-count="79" meta:word-count="9308" meta:character-count="65543" meta:non-whitespace-character-count="56306"/>
    <meta:template xlink:type="simple" xlink:actuate="onRequest" xlink:title="" xlink:href="Normal.dotm"/>
  </office:meta>
</office:document-meta>
</file>